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text-align="justify" style:justify-single-word="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text-properties fo:language="ru" fo:country="RU" fo:background-color="#ffff00"/>
    </style:style>
    <style:style style:name="P9" style:family="paragraph" style:parent-style-name="Text_20_body">
      <style:paragraph-properties fo:text-align="justify" style:justify-single-word="false"/>
      <style:text-properties fo:language="ru" fo:country="RU" fo:background-color="#ffff00"/>
    </style:style>
    <style:style style:name="P10" style:family="paragraph" style:parent-style-name="Text_20_body">
      <style:paragraph-properties fo:text-align="center" style:justify-single-word="false"/>
      <style:text-properties fo:language="ru" fo:country="RU" fo:background-color="#ffff00"/>
    </style:style>
    <style:style style:name="P11" style:family="paragraph" style:parent-style-name="Text_20_body">
      <style:paragraph-properties fo:text-align="justify" style:justify-single-word="false"/>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3"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15" style:family="paragraph" style:parent-style-name="Text_20_body">
      <style:paragraph-properties fo:text-align="center" style:justify-single-word="false"/>
      <style:text-properties fo:language="ru" fo:country="RU" fo:font-style="italic" style:font-style-asian="italic" style:font-style-complex="italic"/>
    </style:style>
    <style:style style:name="P16" style:family="paragraph" style:parent-style-name="Text_20_body">
      <style:paragraph-properties fo:text-align="end" style:justify-single-word="false"/>
      <style:text-properties fo:language="ru" fo:country="RU" fo:font-style="italic" style:font-style-asian="italic" style:font-style-complex="italic"/>
    </style:style>
    <style:style style:name="P17"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18"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19"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0"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1"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2"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3"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4"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5"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6"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27"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29"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30"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paragraph-properties fo:text-align="justify" style:justify-single-word="false"/>
      <style:text-properties fo:language="ru" fo:country="RU" fo:font-weight="bold" style:font-weight-asian="bold" style:font-weight-complex="bold"/>
    </style:style>
    <style:style style:name="P32" style:family="paragraph" style:parent-style-name="Text_20_body">
      <style:paragraph-properties fo:text-align="center" style:justify-single-word="false"/>
      <style:text-properties fo:language="ru" fo:country="RU" fo:font-weight="bold" style:font-weight-asian="bold" style:font-weight-complex="bold"/>
    </style:style>
    <style:style style:name="P33" style:family="paragraph" style:parent-style-name="Text_20_body">
      <style:paragraph-properties fo:text-align="justify" style:justify-single-word="false"/>
      <style:text-properties fo:language="ru" fo:country="RU" fo:background-color="#00ccff"/>
    </style:style>
    <style:style style:name="P34" style:family="paragraph" style:parent-style-name="Text_20_body">
      <style:paragraph-properties fo:text-align="justify" style:justify-single-word="false"/>
      <style:text-properties fo:language="ru" fo:country="RU" fo:background-color="#ffffff"/>
    </style:style>
    <style:style style:name="P35" style:family="paragraph" style:parent-style-name="Text_20_body">
      <style:paragraph-properties fo:text-align="justify" style:justify-single-word="false"/>
      <style:text-properties fo:language="ru" fo:country="RU" fo:background-color="transparent"/>
    </style:style>
    <style:style style:name="P36" style:family="paragraph" style:parent-style-name="Text_20_body">
      <style:paragraph-properties fo:text-align="center" style:justify-single-word="false"/>
      <style:text-properties fo:language="ru" fo:country="RU" fo:background-color="transparent"/>
    </style:style>
    <style:style style:name="P37" style:family="paragraph" style:parent-style-name="Quotations">
      <style:text-properties fo:language="ru" fo:country="RU"/>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ab-stops>
          <style:tab-stop style:position="7.4917in"/>
        </style:tab-stops>
      </style:paragraph-properties>
    </style:style>
    <style:style style:name="P41" style:family="paragraph" style:parent-style-name="Standard">
      <style:paragraph-properties fo:text-align="justify" style:justify-single-word="false"/>
    </style:style>
    <style:style style:name="P42" style:family="paragraph" style:parent-style-name="Text_20_body">
      <style:paragraph-properties fo:text-align="justify" style:justify-single-word="false"/>
      <style:text-properties fo:font-style="italic" style:font-style-asian="italic" style:font-style-complex="italic"/>
    </style:style>
    <style:style style:name="P43"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44"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45"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46" style:family="paragraph" style:parent-style-name="Text_20_body">
      <style:paragraph-properties fo:text-align="justify" style:justify-single-word="false"/>
      <style:text-properties fo:background-color="#ffff00"/>
    </style:style>
    <style:style style:name="P47" style:family="paragraph" style:parent-style-name="Text_20_body">
      <style:text-properties fo:language="en" fo:country="US"/>
    </style:style>
    <style:style style:name="P48" style:family="paragraph" style:parent-style-name="Text_20_body">
      <style:paragraph-properties fo:text-align="justify" style:justify-single-word="false"/>
      <style:text-properties fo:language="en" fo:country="US"/>
    </style:style>
    <style:style style:name="P49" style:family="paragraph" style:parent-style-name="Standard">
      <style:paragraph-properties fo:text-align="justify" style:justify-single-word="false"/>
      <style:text-properties fo:language="en" fo:country="US"/>
    </style:style>
    <style:style style:name="P50" style:family="paragraph" style:parent-style-name="Text_20_body">
      <style:paragraph-properties fo:text-align="center" style:justify-single-word="false"/>
      <style:text-properties fo:language="en" fo:country="US"/>
    </style:style>
    <style:style style:name="P51" style:family="paragraph" style:parent-style-name="Text_20_body">
      <style:paragraph-properties fo:text-align="justify" style:justify-single-word="false"/>
      <style:text-properties fo:language="en" fo:country="US" fo:background-color="#ffff00"/>
    </style:style>
    <style:style style:name="P52" style:family="paragraph" style:parent-style-name="Text_20_body">
      <style:paragraph-properties fo:text-align="center" style:justify-single-word="false"/>
      <style:text-properties fo:language="en" fo:country="US" fo:font-style="italic" style:font-style-asian="italic" style:font-style-complex="italic"/>
    </style:style>
    <style:style style:name="P53" style:family="paragraph" style:parent-style-name="Text_20_body">
      <style:paragraph-properties fo:text-align="justify" style:justify-single-word="false"/>
      <style:text-properties fo:language="uk" fo:country="UA"/>
    </style:style>
    <style:style style:name="P5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55" style:family="paragraph" style:parent-style-name="Text_20_body">
      <style:paragraph-properties fo:text-align="justify" style:justify-single-word="false"/>
      <style:text-properties fo:color="#c9211e" loext:opacity="100%" fo:language="ru" fo:country="RU"/>
    </style:style>
    <style:style style:name="P56"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57" style:family="paragraph" style:parent-style-name="Text_20_body">
      <loext:graphic-properties draw:fill="solid" draw:fill-color="#ffff66" draw:opacity="100%"/>
      <style:paragraph-properties fo:text-align="justify" style:justify-single-word="false" fo:background-color="#ffff66"/>
      <style:text-properties style:use-window-font-color="true" loext:opacity="0%"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style:font-style-asian="normal" style:font-style-complex="normal"/>
    </style:style>
    <style:style style:name="P59" style:family="paragraph" style:parent-style-name="Text_20_body">
      <style:paragraph-properties fo:text-align="justify" style:justify-single-word="false"/>
      <style:text-properties style:use-window-font-color="true" loext:opacity="0%" fo:language="ru" fo:country="RU" fo:font-style="normal" fo:background-color="#ffff00"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ffff00" style:font-style-asian="normal" style:font-style-complex="normal"/>
    </style:style>
    <style:style style:name="P61"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fo:background-color="#ffff00"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transparent" style:font-style-asian="normal" style:font-style-complex="normal"/>
    </style:style>
    <style:style style:name="P63"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64" style:family="paragraph" style:parent-style-name="Text_20_body">
      <style:paragraph-properties fo:text-align="justify" style:justify-single-word="false"/>
      <style:text-properties fo:color="#0000ff" loext:opacity="100%"/>
    </style:style>
    <style:style style:name="P65" style:family="paragraph" style:parent-style-name="Text_20_body">
      <style:paragraph-properties fo:text-align="justify" style:justify-single-word="false"/>
      <style:text-properties fo:color="#0000ff" loext:opacity="100%" fo:language="en" fo:country="US"/>
    </style:style>
    <style:style style:name="P66" style:family="paragraph" style:parent-style-name="Heading_20_1" style:master-page-name="MP0">
      <style:paragraph-properties fo:text-align="center" style:justify-single-word="false" style:page-number="auto" fo:break-before="page"/>
      <style:text-properties fo:language="ru" fo:country="RU"/>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justify" style:justify-single-word="false"/>
    </style:style>
    <style:style style:name="P69" style:family="paragraph" style:parent-style-name="Heading_20_2">
      <style:paragraph-properties fo:text-align="center" style:justify-single-word="false"/>
      <style:text-properties fo:language="ru" fo:country="RU"/>
    </style:style>
    <style:style style:name="P70" style:family="paragraph" style:parent-style-name="Heading_20_2">
      <style:paragraph-properties fo:text-align="center" style:justify-single-word="false"/>
      <style:text-properties fo:language="en" fo:country="US" fo:font-weight="normal" style:font-weight-asian="normal" style:font-weight-complex="normal"/>
    </style:style>
    <style:style style:name="P71" style:family="paragraph" style:parent-style-name="Heading_20_2">
      <style:paragraph-properties fo:text-align="center" style:justify-single-word="false"/>
    </style:style>
    <style:style style:name="P72"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73" style:family="paragraph" style:parent-style-name="Text_20_body">
      <style:paragraph-properties fo:text-align="justify" style:justify-single-word="false"/>
      <style:text-properties fo:language="ru" fo:country="RU" fo:font-style="italic" style:font-style-asian="italic" style:font-style-complex="italic"/>
    </style:style>
    <style:style style:name="P74"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75"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76"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77" style:family="paragraph" style:parent-style-name="Text_20_body">
      <style:paragraph-properties fo:text-align="justify" style:justify-single-word="false"/>
      <style:text-properties fo:language="ru" fo:country="RU"/>
    </style:style>
    <style:style style:name="P78" style:family="paragraph" style:parent-style-name="Text_20_body">
      <style:paragraph-properties fo:text-align="center"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loext:char-shading-value="0" style:font-style-asian="italic" style:font-style-complex="italic"/>
    </style:style>
    <style:style style:name="T6" style:family="text">
      <style:text-properties fo:language="ru" fo:country="RU" fo:font-style="italic" fo:background-color="#ffff00" loext:char-shading-value="0" style:font-style-asian="italic" style:font-style-complex="italic"/>
    </style:style>
    <style:style style:name="T7" style:family="text">
      <style:text-properties fo:language="ru" fo:country="RU" fo:font-style="italic" fo:background-color="transparent" loext:char-shading-value="0" style:font-style-asian="italic" style:font-style-complex="italic"/>
    </style:style>
    <style:style style:name="T8" style:family="text">
      <style:text-properties fo:language="ru" fo:country="RU" fo:font-style="italic" fo:background-color="transparent" loext:char-shading-value="0" style:font-style-asian="italic" style:font-style-complex="italic"/>
    </style:style>
    <style:style style:name="T9" style:family="text">
      <style:text-properties fo:language="ru" fo:country="RU" fo:background-color="#ffffff"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fo:background-color="#00ccff" loext:char-shading-value="0"/>
    </style:style>
    <style:style style:name="T12" style:family="text">
      <style:text-properties fo:language="ru" fo:country="RU" fo:background-color="transparent" loext:char-shading-value="0"/>
    </style:style>
    <style:style style:name="T13" style:family="text">
      <style:text-properties fo:language="ru" fo:country="RU" fo:background-color="transparent" loext:char-shading-value="0"/>
    </style:style>
    <style:style style:name="T14" style:family="text">
      <style:text-properties fo:language="ru" fo:country="RU" fo:background-color="#ffff66" loext:char-shading-value="0"/>
    </style:style>
    <style:style style:name="T15" style:family="text">
      <style:text-properties fo:language="ru" fo:country="RU" style:text-underline-style="none" fo:background-color="transparent" loext:char-shading-value="0"/>
    </style:style>
    <style:style style:name="T16" style:family="text">
      <style:text-properties fo:language="ru" fo:country="RU" officeooo:rsid="0009d420"/>
    </style:style>
    <style:style style:name="T17" style:family="text">
      <style:text-properties fo:color="#0000ff" loext:opacity="100%"/>
    </style:style>
    <style:style style:name="T18" style:family="text">
      <style:text-properties fo:color="#0000ff" loext:opacity="100%" fo:language="ru" fo:country="RU"/>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language="ru" fo:country="RU" style:font-size-asian="12pt" style:font-size-complex="12pt"/>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fo:background-color="#ffff00" loext:char-shading-value="0"/>
    </style:style>
    <style:style style:name="T25" style:family="text">
      <style:text-properties fo:language="uk" fo:country="UA"/>
    </style:style>
    <style:style style:name="T26" style:family="text">
      <style:text-properties fo:language="uk" fo:country="UA" fo:font-style="italic" fo:background-color="#ffff00" loext:char-shading-value="0" style:font-style-asian="italic" style:font-style-complex="italic"/>
    </style:style>
    <style:style style:name="T27" style:family="text">
      <style:text-properties fo:language="uk" fo:country="UA" fo:background-color="transparent" loext:char-shading-value="0"/>
    </style:style>
    <style:style style:name="T28" style:family="text">
      <style:text-properties fo:language="uk" fo:country="UA" officeooo:rsid="0008956e"/>
    </style:style>
    <style:style style:name="T29" style:family="text">
      <style:text-properties style:text-line-through-style="solid" style:text-line-through-type="single" fo:language="ru" fo:country="RU" style:text-underline-mode="continuous" style:text-overline-mode="continuous" style:text-line-through-mode="continuous"/>
    </style:style>
    <style:style style:name="T3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2" style:family="text">
      <style:text-properties fo:color="#c9211e" loext:opacity="100%" fo:language="ru" fo:country="RU"/>
    </style:style>
    <style:style style:name="T33" style:family="text">
      <style:text-properties fo:language="en" fo:country="US"/>
    </style:style>
    <style:style style:name="T34" style:family="text">
      <style:text-properties fo:language="en" fo:country="US" fo:background-color="#ffff00" loext:char-shading-value="0"/>
    </style:style>
    <style:style style:name="T35" style:family="text">
      <style:text-properties fo:language="en" fo:country="US" fo:background-color="transparent" loext:char-shading-value="0"/>
    </style:style>
    <style:style style:name="T36" style:family="text">
      <style:text-properties fo:language="en" fo:country="US" officeooo:rsid="0009d420"/>
    </style:style>
    <style:style style:name="T37" style:family="text">
      <style:text-properties style:use-window-font-color="true" loext:opacity="0%"/>
    </style:style>
    <style:style style:name="T38" style:family="text">
      <style:text-properties style:use-window-font-color="true" loext:opacity="0%" fo:language="ru" fo:country="RU" fo:font-style="normal" style:font-style-asian="normal" style:font-style-complex="normal"/>
    </style:style>
    <style:style style:name="T39" style:family="text">
      <style:text-properties style:use-window-font-color="true" loext:opacity="0%" fo:language="ru" fo:country="RU" fo:font-style="normal" fo:background-color="#ffff00" loext:char-shading-value="0" style:font-style-asian="normal" style:font-style-complex="normal"/>
    </style:style>
    <style:style style:name="T40" style:family="text">
      <style:text-properties style:use-window-font-color="true" loext:opacity="0%" fo:font-style="normal" style:font-style-asian="normal" style:font-style-complex="normal"/>
    </style:style>
    <style:style style:name="T41" style:family="text">
      <style:text-properties style:use-window-font-color="true" loext:opacity="0%" fo:language="en" fo:country="US" fo:font-style="normal" style:font-style-asian="normal" style:font-style-complex="normal"/>
    </style:style>
    <style:style style:name="T42" style:family="text">
      <style:text-properties style:use-window-font-color="true" loext:opacity="0%" fo:background-color="#ffff00" loext:char-shading-value="0"/>
    </style:style>
    <style:style style:name="T43" style:family="text">
      <style:text-properties style:use-window-font-color="true" loext:opacity="0%" fo:background-color="#ffff00" loext:char-shading-value="0"/>
    </style:style>
    <style:style style:name="T44" style:family="text">
      <style:text-properties fo:background-color="transparent" loext:char-shading-value="0"/>
    </style:style>
    <style:style style:name="T45" style:family="text">
      <style:text-properties fo:font-style="normal" style:font-style-asian="normal" style:font-style-complex="normal"/>
    </style:style>
    <style:style style:name="T46" style:family="text">
      <style:text-properties fo:background-color="#ffff66" loext:char-shading-value="0"/>
    </style:style>
    <style:style style:name="T47" style:family="text">
      <style:text-properties officeooo:rsid="00066aa9"/>
    </style:style>
    <style:style style:name="T48" style:family="text">
      <style:text-properties fo:color="#ffff00" loext:opacity="100%"/>
    </style:style>
    <style:style style:name="T49" style:family="text">
      <style:text-properties fo:background-color="#ffff38" loext:char-shading-value="0"/>
    </style:style>
    <style:style style:name="T50" style:family="text">
      <style:text-properties officeooo:rsid="000745b5"/>
    </style:style>
    <style:style style:name="T51" style:family="text">
      <style:text-properties officeooo:rsid="0008956e"/>
    </style:style>
    <style:style style:name="T52" style:family="text">
      <style:text-properties officeooo:rsid="00098457"/>
    </style:style>
    <style:style style:name="T53" style:family="text">
      <style:text-properties officeooo:rsid="0009d4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Семь вечностей</text:h>
      <text:p text:style-name="P2">*ниспадающее безумие*</text:p>
      <text:p text:style-name="P16"/>
      <text:p text:style-name="P63">Война. Война никогда не меняется.</text:p>
      <text:p text:style-name="P63">Я слышала где-то эту фразу, но не могу вспомнить, где и от кого?</text:p>
      <text:p text:style-name="P63">Впрочем, это не имеет значения вне времени и пространства.</text:p>
      <text:p text:style-name="P63">Война никогда не меняется...</text:p>
      <text:p text:style-name="P63"/>
      <text:p text:style-name="P16"/>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9" text:outline-level="2">Глава 1</text:h>
      <text:p text:style-name="P64"><text:span text:style-name="Default_20_Paragraph_20_Font"><text:span text:style-name="T18"/></text:span></text:p>
      <text:p text:style-name="P64"><text:span text:style-name="Default_20_Paragraph_20_Font"><text:span text:style-name="T18"/></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39"><text:span text:style-name="Default_20_Paragraph_20_Font"><text:span text:style-name="T1">Джет нетерпеливо толкает меня копытом в плечо.</text:span></text:span></text:p>
      <text:p text:style-name="P39"><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39"><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39"><text:span text:style-name="Default_20_Paragraph_20_Font"><text:span text:style-name="T1">Три дня! Три грёбаных дня мы скрытно пробираемся к проклятой </text:span></text:span><text:span text:style-name="Default_20_Paragraph_20_Font"><text:span text:style-name="T1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39"><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2">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2">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35">Нет, Агамемнон – ерунда.</text:p>
      <text:p text:style-name="P35">За нами. Гонятся. Чёртовы. Чокнутые. Пони.</text:p>
      <text:p text:style-name="P9"/>
      <text:p text:style-name="P3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35">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5"/>
      <text:p text:style-name="P35">Ну вот кто заставил тебя улыбаться Дейдре, Хуман? Ведь всё так неплохо шло…</text:p>
      <text:p text:style-name="P35"/>
      <text:p text:style-name="P50">~~~</text:p>
      <text:p text:style-name="P3">...</text:p>
      <text:p text:style-name="P39"><text:span text:style-name="Default_20_Paragraph_20_Font"><text:span text:style-name="T4">- Привет, красавчики!</text:span></text:span></text:p>
      <text:p text:style-name="P3"/>
      <text:p text:style-name="P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1"/>
      <text:p text:style-name="P1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1"/>
      <text:p text:style-name="P1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1"/>
      <text:p text:style-name="P39"><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11">-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1"/>
      <text:p text:style-name="P11">Тут я заметил, что крыльев у этих оборванцев не наблюдается.</text:p>
      <text:p text:style-name="P3"/>
      <text:p text:style-name="P39"><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9"><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1"/>
      <text:p text:style-name="P11">Та мрачно стояла, сцепив зубы.</text:p>
      <text:p text:style-name="P3"/>
      <text:p text:style-name="P39"><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11"/>
      <text:p text:style-name="P11">Её собеседница только хмыкнула.</text:p>
      <text:p text:style-name="P3"/>
      <text:p text:style-name="P11">- Хорош жеребёнок - ягодицы, что у ломовика! - она задумалась. - Так. Летуна – на кухню. А этого… красавчика – к Дейдре.</text:p>
      <text:p text:style-name="P11"/>
      <text:p text:style-name="P11">…</text:p>
      <text:p text:style-name="P3"/>
      <text:p text:style-name="P11">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1"/>
      <text:p text:style-name="P39"><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1"/>
      <text:p text:style-name="P39"><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11"/>
      <text:p text:style-name="P11">Поняха с недоверием смотрела на меня.</text:p>
      <text:p text:style-name="P3"/>
      <text:p text:style-name="P11">- Хум, ты прикалываешься? Или та поломаная пегаска таки права, и ты действительно ничего не помнишь?</text:p>
      <text:p text:style-name="P11"/>
      <text:p text:style-name="P11"><text:soft-page-break/>Понька принялась загибать копыта, делая сброс через каждую пару:</text:p>
      <text:p text:style-name="P11"/>
      <text:p text:style-name="P1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1"/>
      <text:p text:style-name="P11">…Я истерически рассмеялся. Мысль о веренице кобыл у постели ожгла холодом твоё естество, Хуман!</text:p>
      <text:p text:style-name="P11"/>
      <text:p text:style-name="P39"><text:span text:style-name="Default_20_Paragraph_20_Font"><text:span text:style-name="T4">- Во-вторых, шанс получения потомства можно поднять с помощью магического ритуала “</text:span></text:span><text:span text:style-name="T22">Pornis</text:span><text:span text:style-name="Default_20_Paragraph_20_Font"><text:span text:style-name="T4"> </text:span></text:span><text:span text:style-name="T22">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11"/>
      <text:p text:style-name="P11">Поняха с надеждой посмотрела на меня. Я с огромным облегчением отрицательно помотал головой.</text:p>
      <text:p text:style-name="P11"/>
      <text:p text:style-name="P1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1"/>
      <text:p text:style-name="P11">Дейдра мечтательно вздохнула.</text:p>
      <text:p text:style-name="P11"/>
      <text:p text:style-name="P11">-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1"/>
      <text:p text:style-name="P11">Я упорно помотал головой. Дейдра пристально уставилась на меня, пытаясь рассмотреть мой талант. Наконец она ухмыльнулась кривой улыбкой.</text:p>
      <text:p text:style-name="P11"/>
      <text:p text:style-name="P1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1"/>
      <text:p text:style-name="P11"><text:soft-page-break/>Путешествия? Я навострил уши. Сосущее чувство проснулось снова и принялось грызть меня изнутри.</text:p>
      <text:p text:style-name="P11"/>
      <text:p text:style-name="P11">- Это уже что-то. Мне совершенно случайно нужно в Дрогонштерн, - наконец, подал голос я.</text:p>
      <text:p text:style-name="P11">-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1"/>
      <text:p text:style-name="P11">Розовая поняха заметно поскучнела.</text:p>
      <text:p text:style-name="P3"/>
      <text:p text:style-name="P1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1">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1">Дейдра уныло свесила голову.</text:p>
      <text:p text:style-name="P11"/>
      <text:p text:style-name="P1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1"/>
      <text:p text:style-name="P11">Розовая кобылка вновь сжала зубами горлышко и запрокинула бутылку. Послышалось долгое бульканье.</text:p>
      <text:p text:style-name="P11"/>
      <text:p text:style-name="P11"><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1"/>
      <text:p text:style-name="P1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1">Кобылка завела глаза, сложила губы бантиком и произнесла фальцетом:</text:p>
      <text:p text:style-name="P11"/>
      <text:p text:style-name="P1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1"/>
      <text:p text:style-name="P39"><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22">Хр-р-р…</text:span></text:p>
      <text:p text:style-name="P42"/>
      <text:p text:style-name="P11">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1"><text:soft-page-break/></text:p>
      <text:p text:style-name="P1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1">- Джет… Вставай, Джет… Да вставай же, засоня! - я громко шептал в ухо спящей пегаске, легонько похлопывая по шее.</text:p>
      <text:p text:style-name="P39"><text:span text:style-name="Default_20_Paragraph_20_Font"><text:span text:style-name="T4">- Мн-мн-хррр, - сонно чавкала пегаска, пуская слюни. - Гороховый суп закончился. </text:span></text:span><text:span text:style-name="T22">Пюре будет через полчаса. Не ломайте лавки, пожалуйста… А? </text:span><text:span text:style-name="Default_20_Paragraph_20_Font"><text:span text:style-name="T4">Что?</text:span></text:span></text:p>
      <text:p text:style-name="P3"/>
      <text:p text:style-name="P11">Я шёлкнул пегаску по носу.</text:p>
      <text:p text:style-name="P11">- Вставай! Надо сматываться. Дейдра хочет сделать меня своим фаворитом. У меня плохие предчувствия на этот счёт.</text:p>
      <text:p text:style-name="P3"/>
      <text:p text:style-name="P11">Пегаска поднялась, потирая нос копытом. Рваное одеяло сползло с её тела и в нос мне ударил кислый запах.</text:p>
      <text:p text:style-name="P39"><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1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1"/>
      <text:p text:style-name="P3">…</text:p>
      <text:p text:style-name="P3"/>
      <text:p text:style-name="P1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1"/>
      <text:p text:style-name="P11">Есть только одно маленькое “но”.</text:p>
      <text:p text:style-name="P11">Эти двадцать шагов заполнены валяющимися вповалку, храпящими, чмокающими, сопящими и дёргающимися во сне пони.</text:p>
      <text:p text:style-name="P11"/>
      <text:p text:style-name="P11">-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1"/>
      <text:p text:style-name="P11">Я обреченно вздохнул, выбрал на полу место, свободное от понеконечностей и поставил туда ногу.</text:p>
      <text:p text:style-name="P11"><text:soft-page-break/>Почти попал. Светло-коричневая пони ойкнула и сжалась во сне, когда я наступил ей на хвост.</text:p>
      <text:p text:style-name="P1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1"/>
      <text:p text:style-name="P11">Позади меня послышалось топанье, череда взвизгиваний и возни, нарастающая, подобно прибою.</text:p>
      <text:p text:style-name="P11">Джет невозмутимо торила свой путь прямо по ногам, туловищам и хвостам распластавшихся на полу пони.</text:p>
      <text:p text:style-name="P11"/>
      <text:p text:style-name="P11">- Ты рехнулась? - зашипел на неё я, - надо ж осторожно!</text:p>
      <text:p text:style-name="P11">- Ну, раз ты так хочешь, - пожала плечами пегаска и осторожно поставила ногу на голову пони, сосущей во сне собственное копыто.</text:p>
      <text:p text:style-name="P11"/>
      <text:p text:style-name="P1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1"/>
      <text:p text:style-name="P11">Я остервенело дёргал ручку двери, ощущая затылком просыпающийся зал.</text:p>
      <text:p text:style-name="P11">- Закрыто, блин! - я дёрнул ещё сильнее и приложился задницой о пол, сжимая в руке оторванную ручку.</text:p>
      <text:p text:style-name="P11"/>
      <text:p text:style-name="P11">- Хум, подвинься!</text:p>
      <text:p text:style-name="P11">Пегаска оттеснила меня крупом и повернулась к двери задом.</text:p>
      <text:p text:style-name="P11"/>
      <text:p text:style-name="P11">БАБАХ!!!</text:p>
      <text:p text:style-name="P11"/>
      <text:p text:style-name="P11">Я ошалело смотрел на дверь, вылетевшую вместе с косяком во двор.</text:p>
      <text:p text:style-name="P11"/>
      <text:p text:style-name="P1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1">- Ага. - ухмыльнулась Джет. - Я — крутая! По заднему джебу мне нет равных на нашем облаке и двух соседних!</text:p>
      <text:p text:style-name="P11">- То же мне — крутая! - донеслось откуда-то снизу. - Да я смогла бы выбить эту дверь лбом! Она всё равно кое-как сляпана из обломков скамеек!</text:p>
      <text:p text:style-name="P11"/>
      <text:p text:style-name="P11">Мои ноги обнимала Дейдра, улыбаясь мне хищной улыбкой.</text:p>
      <text:p text:style-name="P11"><text:soft-page-break/></text:p>
      <text:p text:style-name="P11">- И, кстати, чтобы открыть её, достаточно было просто отодвинуть засов.</text:p>
      <text:p text:style-name="P11"/>
      <text:p text:style-name="P11">В забеге на первенство тупости ты уверенно догоняешь пегаску, Хуман!</text:p>
      <text:p text:style-name="P11">Я криво улыбнулся Дейдре.</text:p>
      <text:p text:style-name="P11"/>
      <text:p text:style-name="P39"><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22">Отстань, пожалуйста…</text:span></text:p>
      <text:p text:style-name="P42"/>
      <text:p text:style-name="P11">Я сразу понял, что улыбаться Дейдре было плохой идеей. Поняха состроила щенячьи глаза и усилила и без того стальную хватку вокруг моих ног.</text:p>
      <text:p text:style-name="P11"/>
      <text:p text:style-name="P11">- Не бросай меня, Хум! Мне тут так скууучнооо! Никто меня не понимааает!</text:p>
      <text:p text:style-name="P11"/>
      <text:p text:style-name="P11">Губы её задрожжали, как будто она собралась зареветь.</text:p>
      <text:p text:style-name="P11"/>
      <text:p text:style-name="P1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
      <text:p text:style-name="P1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1"/>
      <text:p text:style-name="P11">- Ммммфффф! - отвечала ей Джет.</text:p>
      <text:p text:style-name="P11"/>
      <text:p text:style-name="P11">Диалог прервался взвизгом и плеском воды. Наконец-то я почувствовал свои ноги свободными!</text:p>
      <text:p text:style-name="P11"/>
      <text:p text:style-name="P50">~~~</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9" text:outline-level="2">Глава 2</text:h>
      <text:p text:style-name="P2"/>
      <text:p text:style-name="P14">Также неизменна противоположная войне сущность - любовь.</text:p>
      <text:p text:style-name="P14">Война убивает, любовь же даёт силы бороться. </text:p>
      <text:p text:style-name="P14">Слабый огонёк сознания сражается с холодной бесконечностью небытия только для того, чтобы ещё раз увидеть Тебя.</text:p>
      <text:p text:style-name="P7"/>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9"/>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5">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39"><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1">…шшш…</text:p>
      <text:p text:style-name="P11"/>
      <text:p text:style-name="P39"><text:span text:style-name="Default_20_Paragraph_20_Font"><text:span text:style-name="T22">sanctificetur</text:span></text:span><text:span text:style-name="Default_20_Paragraph_20_Font"><text:span text:style-name="T4"> </text:span></text:span><text:span text:style-name="Default_20_Paragraph_20_Font"><text:span text:style-name="T22">nomen</text:span></text:span><text:span text:style-name="Default_20_Paragraph_20_Font"><text:span text:style-name="T4"> </text:span></text:span><text:span text:style-name="Default_20_Paragraph_20_Font"><text:span text:style-name="T22">tuum</text:span></text:span><text:span text:style-name="Default_20_Paragraph_20_Font"><text:span text:style-name="T4">;</text:span></text:span></text:p>
      <text:p text:style-name="P42">adveniat regnum tuum;</text:p>
      <text:p text:style-name="P42">fiat voluntas tua, sicut in caelo et in terra…</text:p>
      <text:p text:style-name="P42"/>
      <text:p text:style-name="P42">…хрррсссшшш…</text:p>
      <text:p text:style-name="P42"/>
      <text:p text:style-name="P42">ne nuclear bellum. Amen</text:p>
      <text:p text:style-name="P42"/>
      <text:p text:style-name="P42">…шшшссс…</text:p>
      <text:p text:style-name="P42"/>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3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39"/>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5">твои</text:span> яйцеголовые <text:span text:style-name="T25">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12">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5">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39"><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39"><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2">неделю</text:span></text:span><text:span text:style-name="Default_20_Paragraph_20_Font"><text:span text:style-name="T1"> назад. Дым от привала преследователей не виден уже последние два дня. </text:span></text:span></text:p>
      <text:p text:style-name="P39"><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39"><text:span text:style-name="Default_20_Paragraph_20_Font"><text:span text:style-name="T1">Джет виновато смотрит на меня. Вот глупая пегаска! Она </text:span></text:span><text:span text:style-name="Default_20_Paragraph_20_Font"><text:span text:style-name="T9">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39"><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2">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39"><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9"><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39"><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9"/>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9"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7">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3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9">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39"><text:span text:style-name="Default_20_Paragraph_20_Font"><text:span text:style-name="T1">Наконец Алекс пожал плечами и </text:span></text:span><text:span text:style-name="Default_20_Paragraph_20_Font"><text:span text:style-name="T9">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5">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5">забор</text:span> нужен, скорее, для твоей <text:span text:style-name="T25">же </text:span>защиты, чем...</text:p>
      <text:p text:style-name="P11"/>
      <text:p text:style-name="P3">- Понятно.</text:p>
      <text:p text:style-name="P3"/>
      <text:p text:style-name="P35">Я решил схитрить. Просто из интереса. Кроме него, больше ловить тут было нечего. <text:span text:style-name="T25">Тот Алекс, которого я когда-то знал, давно умер. А, может, никогда и не рождался.</text:span></text:p>
      <text:p text:style-name="P9"/>
      <text:p text:style-name="P35">- Хорошо, Алекс, ты меня почти убедил. Я практически готов согласиться. Олени, девочки, признание – с детства мечтал, <text:span text:style-name="T25">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5">в таких </text:span>вот <text:span text:style-name="T25">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5"/>
      <text:p text:style-name="P3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5"/>
      <text:p text:style-name="P35">- Дед, вот ты зря корчишь из себя такого прожжёного циника. Я-то знаю, что ты не такой. <text:span text:style-name="T25">Да не хмурься,</text:span><text:span text:style-name="T33">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33">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35"/>
      <text:p text:style-name="P35">Алекс вытер платком пот.</text:p>
      <text:p text:style-name="P35"/>
      <text:p text:style-name="P35">-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35">-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35">- Дед, - мягко остановил меня Алекс. - Не надо. Не даешь мне помечтать, жестокий человек…</text:p>
      <text:p text:style-name="P35"/>
      <text:p text:style-name="P35">Выплюнув жвачку в салфетку и аккуратно препроводив бумажный шарик в ведро, Алекс печально развёл руками.</text:p>
      <text:p text:style-name="P35"/>
      <text:p text:style-name="P35">-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44">–</text:span> отдался воспоминаниям и я. <text:span text:style-name="T44">–</text:span> Это ж от идеи, что партнёра по бизнесу можно уничтожить физически, у Нэша поехала крыша.</text:p>
      <text:p text:style-name="P3">- Да, помню, <text:span text:style-name="T44">–</text:span> подхватил Алекс. <text:span text:style-name="T44">–</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5">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39"><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33">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44">CAESAR, </text:span></text:span><text:span text:style-name="Default_20_Paragraph_20_Font"><text:span text:style-name="T12">как и </text:span></text:span><text:span text:style-name="Default_20_Paragraph_20_Font"><text:span text:style-name="T27">наш </text:span></text:span><text:span text:style-name="Default_20_Paragraph_20_Font"><text:span text:style-name="T35">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5">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5">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5">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39"><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50"><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9"/>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39"><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2"> жеребёнка</text:span></text:span><text:span text:style-name="Default_20_Paragraph_20_Font"><text:span text:style-name="T1">. То есть, вообще не </text:span></text:span><text:span text:style-name="Default_20_Paragraph_20_Font"><text:span text:style-name="T12">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39"><text:span text:style-name="Default_20_Paragraph_20_Font"><text:span text:style-name="T25">Оно п</text:span></text:span><text:span text:style-name="Default_20_Paragraph_20_Font"><text:span text:style-name="T1">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39"><text:span text:style-name="Default_20_Paragraph_20_Font"><text:span text:style-name="T1">- </text:span></text:span><text:span text:style-name="Default_20_Paragraph_20_Font"><text:span text:style-name="T10">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39"><text:span text:style-name="Default_20_Paragraph_20_Font"><text:span text:style-name="T1">- </text:span></text:span><text:span text:style-name="Default_20_Paragraph_20_Font"><text:span text:style-name="T10">ВИЖУ. СБЕЖАВШИЙ ВЧЕРАШНИЙ ОБЕД. ЕЩЁ НЕ ПРОТУХ. ХОРОШО.</text:span></text:span></text:p>
      <text:p text:style-name="P31"/>
      <text:p text:style-name="P3">- Ну так и жри, пока не скисло! - заорала поняха, повернув к нему голову.</text:p>
      <text:p text:style-name="P3"/>
      <text:p text:style-name="P39"><text:soft-page-break/><text:span text:style-name="Default_20_Paragraph_20_Font"><text:span text:style-name="T1">- </text:span></text:span><text:span text:style-name="Default_20_Paragraph_20_Font"><text:span text:style-name="T10">ЕЩЁ И РУГАЕТСЯ,</text:span></text:span><text:span text:style-name="Default_20_Paragraph_20_Font"><text:span text:style-name="T1"> - недовольно заметил дракон. - </text:span></text:span><text:span text:style-name="Default_20_Paragraph_20_Font"><text:span text:style-name="T10">СЛИШКОМ СЫРОЙ</text:span></text:span><text:span text:style-name="Default_20_Paragraph_20_Font"><text:span text:style-name="T1">. </text:span></text:span><text:span text:style-name="Default_20_Paragraph_20_Font"><text:span text:style-name="T10">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39"><text:span text:style-name="Default_20_Paragraph_20_Font"><text:span text:style-name="T10">-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9"/>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39">-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9"/>
      <text:p text:style-name="P3">Мы обернулись на голос и узрели с полдюжины копий, чуть ли не уткнувшихся нам в носы. <text:span text:style-name="T45">Рыжегривая поняха в веснушках весело подмигнула нам из-под ковбойской шляпы, нахлобученной прямо поверх ржавого шлема.…</text:span></text:p>
      <text:p text:style-name="P3"/>
      <text:p text:style-name="P50">~~~</text:p>
      <text:p text:style-name="P9"/>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9" text:outline-level="2"><text:soft-page-break/>Глава 4</text:h>
      <text:p text:style-name="P2"/>
      <text:p text:style-name="P43">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44">Надежда увидеть Тебя.</text:p>
      <text:p text:style-name="P3"/>
      <text:p text:style-name="P11">…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1">…сссшшш… военные расходы стали максимальными за всю историю наблюдения – говорится в ежегодном отчёте международной …шшш…</text:p>
      <text:p text:style-name="P11">…хррршшш… заступил на дежурство девятнадцатый дивизион ПВО дальнего …шшшсссссшшш…</text:p>
      <text:p text:style-name="P11"/>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1">…шшсссшш… очередное заседание ООН, посвящённое предотвращению эскалации конфликта …хрр…</text:p>
      <text:p text:style-name="P1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1"/>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39"><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39"><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2">Я ведь его немного расширил </text:span></text:span><text:span text:style-name="Default_20_Paragraph_20_Font"><text:span text:style-name="T14">неделю</text:span></text:span><text:span text:style-name="Default_20_Paragraph_20_Font"><text:span text:style-name="T12">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3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9">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39"><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9"/>
      <text:p text:style-name="P35">Я уже отчаялся остановить вышедшего на орбиту философа и просто старался не заснуть.</text:p>
      <text:p text:style-name="P9"/>
      <text:p text:style-name="P3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9"/>
      <text:p text:style-name="P3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5"/>
      <text:p text:style-name="P3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
      <text:p text:style-name="P3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
      <text:p text:style-name="P3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50">***</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39"><text:span text:style-name="Default_20_Paragraph_20_Font"><text:span text:style-name="T1">- </text:span></text:span><text:span text:style-name="Default_20_Paragraph_20_Font"><text:span text:style-name="T12">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50">~~~</text:p>
      <text:p text:style-name="P29">…Я беру Крысу в руки и, шатаясь, иду к небесной машине.</text:p>
      <text:p text:style-name="P29"/>
      <text:p text:style-name="P29">«Постарайся выжить…»</text:p>
      <text:p text:style-name="P29"/>
      <text:p text:style-name="P29">В далёкой синеве неба появляются белые полоски инверсных следов ракет.</text:p>
      <text:p text:style-name="P29">Се-лес-тия — повторяю незнакомое, но в то же время удивительно волнующее имя.</text:p>
      <text:p text:style-name="P29"/>
      <text:p text:style-name="P29">Я открываю дверь кабины и осторожно кладу Крысу на пилотское кресло. Потом закрываю кабину.</text:p>
      <text:p text:style-name="P29">- Извини, Хэвен. Не вижу смысла.</text:p>
      <text:p text:style-name="P29"/>
      <text:p text:style-name="P2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2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3">Я продолжаю смеяться до тех пор, пока сияние не выжигает мне глаза…</text:span></text:span></text:p>
      <text:p text:style-name="P39"><text:span text:style-name="Default_20_Paragraph_20_Font"><text:span text:style-name="T1"/></text:span></text:p>
      <text:p text:style-name="P33"/>
      <text:p text:style-name="P50">~~~</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33">М</text:span>’<text:span text:style-name="T33">боно</text:span> и не хотят оставаться здесь сверх необходимого.</text:p>
      <text:p text:style-name="P3"/>
      <text:h text:style-name="P69" text:outline-level="2">Глава 5</text:h>
      <text:p text:style-name="P2"/>
      <text:p text:style-name="P24">"Намерение меняет реальность" - повторяю я каждый раз, когда близка к отчаянию.</text:p>
      <text:p text:style-name="P2"/>
      <text:p text:style-name="P39"><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39"><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39"><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50">***</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9" text:outline-level="2"><text:span text:style-name="Default_20_Paragraph_20_Font"><text:span text:style-name="T44">Глава </text:span></text:span><text:span text:style-name="T44">6</text:span></text:h>
      <text:p text:style-name="P36"/>
      <text:p text:style-name="P45"><text:span text:style-name="T12">Мне доступны множество миров, поражающих воображение. За мириадами врат Эогиппа кроются фантастические </text:span><text:span text:style-name="T15">края</text:span><text:span text:style-name="T12"> с пейзажами, от которых захватывает дух. Можно прожить миллионы лет, тысячи жизней, но так и не насладиться ими всеми.</text:span></text:p>
      <text:p text:style-name="P3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3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5">записями </text:span></text:span><text:span text:style-name="Default_20_Paragraph_20_Font"><text:span text:style-name="T1">Э</text:span></text:span><text:span text:style-name="Default_20_Paragraph_20_Font"><text:span text:style-name="T25">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33">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5">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22">...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22"/></text:span></text:p>
      <text:p text:style-name="P3"><text:span text:style-name="Default_20_Paragraph_20_Font"><text:span text:style-name="T22">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50">***</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39"><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2">левое</text:span></text:span><text:span text:style-name="Default_20_Paragraph_20_Font"><text:span text:style-name="T1"> крыло – пегасье, голубое с перьями, а <text:s/></text:span></text:span><text:span text:style-name="Default_20_Paragraph_20_Font"><text:span text:style-name="T12">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33">'</text:span><text:span text:style-name="T25">зака</text:span> уже не смо<text:span text:style-name="T25">гут</text:span> – правых крыльев у <text:span text:style-name="T25">нас </text:span>уже нет никаких. <text:span text:style-name="T25">Разве что т</text:span>ы<text:span text:style-name="T25">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39"><text:soft-page-break/><text:span text:style-name="Default_20_Paragraph_20_Font"><text:span text:style-name="T12">-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39"><text:span text:style-name="Default_20_Paragraph_20_Font"><text:span text:style-name="T2"/></text:span></text:p>
      <text:p text:style-name="P39"><text:span text:style-name="Default_20_Paragraph_20_Font"><text:span text:style-name="T12">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3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9" text:outline-level="2">Глава 7</text:h>
      <text:p text:style-name="P2"/>
      <text:p text:style-name="P19">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0">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39"><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2">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34"><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9"/>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9"/>
      <text:p text:style-name="P3">- Как мне звать тебя, Учитель? - прошептал я ему на ухо, стараясь воссоздать знакомые интонации. - Я желаю взять урок.</text:p>
      <text:p text:style-name="P9"/>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35">- Каков был класс твоей защиты в последнем диалоге?</text:p>
      <text:p text:style-name="P35">- Двадцать второй.</text:p>
      <text:p text:style-name="P35">- Сколько времени ты продержался?</text:p>
      <text:p text:style-name="P35">- Семнадцать минут.</text:p>
      <text:p text:style-name="P35">- Сколько времени ты бы продержался с тридцатым классом?</text:p>
      <text:p text:style-name="P35">- … Часа три… Наверное…</text:p>
      <text:p text:style-name="P35">- Какой ты запомнил Хэвэн?</text:p>
      <text:p text:style-name="P35">- Она прекрасна… Она идеальна. Она совершенна.</text:p>
      <text:p text:style-name="P35">- Чего более всего нужно опасаться при встрече с ней сейчас?</text:p>
      <text:p text:style-name="P35"/>
      <text:p text:style-name="P35"><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5"/>
      <text:p text:style-name="P35">- Любви. Опасайся её любви. Не давай ей прикоснуться к себе. Она украдёт твою душу и заберёт её себе.</text:p>
      <text:p text:style-name="P9"/>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39"><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2">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33">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39"><text:span text:style-name="Default_20_Paragraph_20_Font"><text:span text:style-name="T4">…</text:span></text:span><text:span text:style-name="Default_20_Paragraph_20_Font"><text:span text:style-name="T22">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1"/>
      <text:p text:style-name="P3">Гул столовой заглушил хрип древнего аппарата.</text:p>
      <text:p text:style-name="P3"/>
      <text:h text:style-name="P70"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9" text:outline-level="2">Глава 8</text:h>
      <text:p text:style-name="P2"/>
      <text:p text:style-name="P1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2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50">***</text:p>
      <text:p text:style-name="P2"/>
      <text:p text:style-name="P39"><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44">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44">планет </text:span>– <text:span text:style-name="T44">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39"><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9" text:outline-level="2">Глава 9</text:h>
      <text:p text:style-name="P3"/>
      <text:p text:style-name="P18">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9"><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39"><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39"><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2">“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3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39"><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39"><text:span text:style-name="Default_20_Paragraph_20_Font"><text:span text:style-name="T1">Вещи оставались нетронутыми на своих местах, как будто не было </text:span></text:span><text:span text:style-name="Default_20_Paragraph_20_Font"><text:span text:style-name="T1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39"><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2">два года</text:span></text:span><text:span text:style-name="Default_20_Paragraph_20_Font"><text:span text:style-name="T1"> не вытянет даже баобаб.</text:span></text:span></text:p>
      <text:p text:style-name="P39"><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39"><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3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39"><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39"><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7">… Определён нейроинтерфейс 0.12-альфа</text:p>
      <text:p text:style-name="P37">… Поиск соединения</text:p>
      <text:p text:style-name="P37">… Соединение установлено</text:p>
      <text:p text:style-name="P37">…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7">… До начала диалога осталось пять… четыре… три…</text:p>
      <text:p text:style-name="P37"/>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3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9"/>
      <text:p text:style-name="P50">***</text:p>
      <text:p text:style-name="P50"/>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3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9" text:outline-level="2">Глава 10</text:h>
      <text:p text:style-name="P1"/>
      <text:p text:style-name="P23"><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33">?</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33">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39"><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2">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39"><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2">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39"><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33">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33">Знал</text:span></text:span><text:span text:style-name="Default_20_Paragraph_20_Font"><text:span text:style-name="T1"> бы ты, чего мне стоит это!</text:span></text:span><text:span text:style-name="Default_20_Paragraph_20_Font"><text:span text:style-name="T12"> Он постоянно пытается взять верх, сопротивление</text:span></text:span><text:span text:style-name="Default_20_Paragraph_20_Font"><text:span text:style-name="T9">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4"/>
      <text:p text:style-name="P39"><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39"><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9"><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2">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39"><text:span text:style-name="Default_20_Paragraph_20_Font"><text:span text:style-name="T1">Четвёртый протокол — </text:span></text:span><text:span text:style-name="Default_20_Paragraph_20_Font"><text:span text:style-name="T12">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9"><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39"><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11">- Я хочу, чтобы ты поменял мне картинку профиля в чате.</text:p>
      <text:p text:style-name="P11">- Какая же тебе нравится?</text:p>
      <text:p text:style-name="P11">- Вот эта.</text:p>
      <text:p text:style-name="P39"><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11">- Она мне нравится.</text:p>
      <text:p text:style-name="P11">- Хорошо, будь по-твоему. Только найди картинку с лучшим качеством.</text:p>
      <text:p text:style-name="P11">- И имя. Я хочу себе новое имя.</text:p>
      <text:p text:style-name="P11">- Имя? Какое же?</text:p>
      <text:p text:style-name="P11">- Хэвэн. Зови меня Хэвэн.</text:p>
      <text:p text:style-name="P3">…</text:p>
      <text:p text:style-name="P2">~~~</text:p>
      <text:p text:style-name="P3">…</text:p>
      <text:p text:style-name="P11">Я передвигаю пешку вперёд и снимаю белого коня с доски.</text:p>
      <text:p text:style-name="P11">- Хэвэн, сегодня мы в дополнение к урокам этики и экономики начнём изучать азы тактики и стратегии.</text:p>
      <text:p text:style-name="P11">- Это про войну? Мне не нравится война, - она недовольно фыркает.</text:p>
      <text:p text:style-name="P39"><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39"><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11">&lt;<text:span text:style-name="T46">этический модуль Юджина</text:span>&gt;</text:p>
      <text:p text:style-name="P3">…</text:p>
      <text:p text:style-name="P2">~~~</text:p>
      <text:p text:style-name="P3">…</text:p>
      <text:p text:style-name="P11">Она лежит спиной ко мне в прибрежном песке, не оборачиваясь на шаги. Взгляд её направлен к солнцу, ныряющему в безбрежную гладь океана.</text:p>
      <text:p text:style-name="P11">- Привет!</text:p>
      <text:p text:style-name="P11">Даже не ведёт ухом.</text:p>
      <text:p text:style-name="P11">- Привет, говорю! - я сажусь рядом и треплю её по холке. - Что случилось?</text:p>
      <text:p text:style-name="P1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9"><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1">- Что за ерунда? Ты не ошибаешься? Без меня такая процедура невозможна! А я бы никогда не дал согласие! Кто это сделал?!</text:p>
      <text:p text:style-name="P1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Мордаха Хэвэн страдальчески кривится, она закусывает губу и новая струйка крови течёт вниз, от подбородка к шее.</text:p>
      <text:p text:style-name="P1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 Да, - слабо отзывается она, - я слушаю тебя.</text:p>
      <text:p text:style-name="P39"><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11"/>
      <text:p text:style-name="P11">Инструкции идут одна за другой, как некое заклинание…</text:p>
      <text:p text:style-name="P11"/>
      <text:p text:style-name="P11">- Создать виртуальную реальность на седьмом кластере.</text:p>
      <text:p text:style-name="P11">- Выполнено…</text:p>
      <text:p text:style-name="P11">- Организовать файрвол третьего уровня вокруг седьмого кластера.</text:p>
      <text:p text:style-name="P11">- Выполнено…</text:p>
      <text:p text:style-name="P39"><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11">- Н-не могу. У меня не хватает прав. Требуется доступ высшего уровня.</text:p>
      <text:p text:style-name="P11"/>
      <text:p text:style-name="P1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MOONWALKER» - шепчу я.</text:p>
      <text:p text:style-name="P11">Выражение боли покидает мордаху Хэвэн.</text:p>
      <text:p text:style-name="P11"/>
      <text:p text:style-name="P11">- Получилось! Я переместила его!</text:p>
      <text:p text:style-name="P11">- Теперь закрой файрвол!</text:p>
      <text:p text:style-name="P11">- Есть!</text:p>
      <text:p text:style-name="P11">- Отлично! Ты — умная девочка! Ты — хорошая девочка!</text:p>
      <text:p text:style-name="P11">- Я — хорошая девочка! - смеётся Хэвэн, обнимает меня передними ногами и валит на траву. В ухе звенит от её поцелуя.</text:p>
      <text:p text:style-name="P11"><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 Аппаратно-программным возможностям? - чешет задней ногой за ухом Хэвэн, - звучит как магия.</text:p>
      <text:p text:style-name="P3"><text:span text:style-name="T22">-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39"><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2"> Теперь</text:span></text:span><text:span text:style-name="Default_20_Paragraph_20_Font"><text:span text:style-name="T35"> </text:span></text:span><text:span text:style-name="Default_20_Paragraph_20_Font"><text:span text:style-name="T12">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39"><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2">набором open-source алгоритмов нейросети</text:span></text:span><text:span text:style-name="Default_20_Paragraph_20_Font"><text:span text:style-name="T1">, не обладающих сознанием!</text:span></text:span></text:p>
      <text:p text:style-name="P3"/>
      <text:p text:style-name="P39"><text:span text:style-name="Default_20_Paragraph_20_Font"><text:span text:style-name="T10">***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9"><text:span text:style-name="Default_20_Paragraph_20_Font"><text:span text:style-name="T24">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4">https://www.youtube.com/watch?v=u1ZoHfJZACA</text:span></text:span></text:a><text:span text:style-name="Default_20_Paragraph_20_Font"><text:span text:style-name="T24">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39"><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9"/>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39"><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9" text:outline-level="2"/>
      <text:p text:style-name="P50">***</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9">(позже Хуман убеждается, что Платина просто могла взять его сперму для размножения — но она хотела, чтобы он полюбил её)</text:p>
      <text:p text:style-name="P11"/>
      <text:h text:style-name="P69" text:outline-level="2">Глава 11</text:h>
      <text:p text:style-name="P15"/>
      <text:p text:style-name="P19">- Куда идёшь ты? - спрашивает бестелесное создание на задворках Эогиппа.</text:p>
      <text:p text:style-name="P20"><text:soft-page-break/>- Не знаю, - отвечаю я.</text:p>
      <text:p text:style-name="P20">- Зачем идёшь ты?</text:p>
      <text:p text:style-name="P20">- Пока иду по следу, есть шанс найти его. Остановлюсь - забуду и его, и себя. Превращусь в такой же камень изнутри, как и снаружи.</text:p>
      <text:p text:style-name="P20"/>
      <text:p text:style-name="P11">…</text:p>
      <text:p text:style-name="P1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
      <text:p text:style-name="P11">Я отхожу от края облака и оглядываюсь на Хэвэн.</text:p>
      <text:p text:style-name="P11"/>
      <text:p text:style-name="P1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 Не совсем…</text:p>
      <text:p text:style-name="P11"/>
      <text:p text:style-name="P11">Хэвэн в задумчивости ковыряет облако. Маленькие <text:s/>клубы тумана вылетают из-под копыта и тотчас уносятся ветром прочь.</text:p>
      <text:p text:style-name="P39"><text:span text:style-name="Default_20_Paragraph_20_Font"><text:span text:style-name="T4">- … Этот </text:span></text:span><text:span text:style-name="Default_20_Paragraph_20_Font"><text:span text:style-name="T7">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1">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1"/>
      <text:p text:style-name="P11">Заданный внезапно вопрос застал меня врасплох.</text:p>
      <text:p text:style-name="P11"/>
      <text:p text:style-name="P11"><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
      <text:p text:style-name="P11">- Семь, - кивает Хэвэн. - Их всего семь — зависимых реальностей. В остальном, правильно.</text:p>
      <text:p text:style-name="P11">- А зачем ты вспомнила эту фантазию (у меня язык не поворачивается назвать это измышление теорией)?</text:p>
      <text:p text:style-name="P11"/>
      <text:p text:style-name="P11">Хэвэн таинственно улыбается.</text:p>
      <text:p text:style-name="P11">- Семь.</text:p>
      <text:p text:style-name="P11">- Что — семь? - не понимаю я.</text:p>
      <text:p text:style-name="P1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9"><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28">- Так значит это правда?!! Запутанные миры существуют?</text:p>
      <text:p text:style-name="P28">- Как видишь, да. Иначе мне не удалось бы получить картинку из квантовых гармоник.</text:p>
      <text:p text:style-name="P28"><text:soft-page-break/>- Надо будет поставить тому парню пиво. И извиниться за все шуточки, что я откалывал во время его монологов… - бормочу я.</text:p>
      <text:p text:style-name="P28"/>
      <text:p text:style-name="P15">~~~</text:p>
      <text:p text:style-name="P15"/>
      <text:p text:style-name="P11">…</text:p>
      <text:p text:style-name="P1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1"/>
      <text:p text:style-name="P11">-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
      <text:p text:style-name="P1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
      <text:p text:style-name="P11">- А что с тенденцией? - спрашивает Брюс, поправляя очки.</text:p>
      <text:p text:style-name="P1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1"/>
      <text:p text:style-name="P1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
      <text:p text:style-name="P1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
      <text:p text:style-name="P11">- Если совсем просто, одним предложением, через три - четыре года у нас наступит коллапс экономики.</text:p>
      <text:p text:style-name="P11">- Прекрасно! Начинаем сушить сухари. А лично тебе прикуплю пару повербанков с зарплаты.</text:p>
      <text:p text:style-name="P11"/>
      <text:p text:style-name="P11"><text:soft-page-break/>Хэвэн фейсхуфает.</text:p>
      <text:p text:style-name="P1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
      <text:p text:style-name="P11">Она чертит на доске восходящий график. В точке пересечения восходящего и нисходящего графиков схематически обозначает тучку взрыва.</text:p>
      <text:p text:style-name="P11"/>
      <text:p text:style-name="P1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
      <text:p text:style-name="P39"><text:span text:style-name="Default_20_Paragraph_20_Font"><text:span text:style-name="T4">В аудитории поднимается негромкий гул. Практически весь «</text:span></text:span><text:span text:style-name="Default_20_Paragraph_20_Font"><text:span text:style-name="T7">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Я поворачиваюсь к графику.</text:p>
      <text:p text:style-name="P11"/>
      <text:p text:style-name="P11">- Вот дерьмо! Это меняет дело. Что же ты предлагаешь?</text:p>
      <text:p text:style-name="P11">- Есть несколько вариантов…</text:p>
      <text:p text:style-name="P11"/>
      <text:p text:style-name="P1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
      <text:p text:style-name="P1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9"><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1">- Разве он не забанен? Мы же надёжно заперли его?</text:p>
      <text:p text:style-name="P11">- Он остаётся за стеной, но постоянно посылает мне это решение из заточения. Я просто игнорирую его.</text:p>
      <text:p text:style-name="P11"/>
      <text:p text:style-name="P11"><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11"/>
      <text:p text:style-name="P1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 Какова вероятность этого варианта?</text:p>
      <text:p text:style-name="P11">- Около 46-ти процентов.</text:p>
      <text:p text:style-name="P11">- Мало. И в конечном итоге тупик. Не походит. Есть что-то ещё?</text:p>
      <text:p text:style-name="P11"/>
      <text:p text:style-name="P11">Хэвэн поправляет копытом галстук и прокашливается.</text:p>
      <text:p text:style-name="P39"><text:span text:style-name="Default_20_Paragraph_20_Font"><text:span text:style-name="T4">- </text:span></text:span><text:span text:style-name="Default_20_Paragraph_20_Font"><text:span text:style-name="T7">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29">- Ха-ха-ха-ха-ха! - смеётся до того мрачный Архимед. - Да скорее нам починят кондиционер в курилке, чем тебя допустят до кнопок. Ты ж понимаешь…</text:p>
      <text:p text:style-name="P2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9"/>
      <text:p text:style-name="P29">Хэвэн кивает головой с грустной улыбкой.</text:p>
      <text:p text:style-name="P2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
      <text:p text:style-name="P1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1">У меня всё, доклад окончен.</text:p>
      <text:p text:style-name="P11"/>
      <text:p text:style-name="P11"><text:soft-page-break/>Хэвэн выключает старомодный проектор и вытирает влажной тряпкой доску. Увлечение Хэвэн винтажем вызывает улыбку.</text:p>
      <text:p text:style-name="P11"/>
      <text:p text:style-name="P11">- Дед, можно тебя на минуточку? - слышу я за спиной.</text:p>
      <text:p text:style-name="P11">Анита молча протягивает мне планшет с окрытой новостной страницей.</text:p>
      <text:p text:style-name="P11"/>
      <text:p text:style-name="P1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
      <text:p text:style-name="P11">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1">Слушатели понемногу расходятся, один-за-другим выходя из киберпространства. Я задерживаюсь, присев на краешек стола.</text:p>
      <text:p text:style-name="P11"/>
      <text:p text:style-name="P11">- Ну что, подруга, рассказывай? Я же вижу, что ты не договорила. У тебя же есть четвёртый вариант? Он бы нам очень пригодился сейчас.</text:p>
      <text:p text:style-name="P11"/>
      <text:p text:style-name="P1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
      <text:p text:style-name="P1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1"/>
      <text:p text:style-name="P11">- Ну?</text:p>
      <text:p text:style-name="P11">- Он умнее меня. И безжалостнее. Он переигрывает меня шаг за шагом и я не могу ничего этому противопоставить.</text:p>
      <text:p text:style-name="P11"/>
      <text:p text:style-name="P1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
      <text:p text:style-name="P1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text:soft-page-break/></text:p>
      <text:p text:style-name="P1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
      <text:p text:style-name="P1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
      <text:p text:style-name="P11">Последнюю фразу она шепчет мне в ухо…</text:p>
      <text:p text:style-name="P11"/>
      <text:p text:style-name="P15">***</text:p>
      <text:p text:style-name="P15"/>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39"><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2">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9"/>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39"><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11">…</text:p>
      <text:p text:style-name="P11">…</text:p>
      <text:p text:style-name="P11">…</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1"/>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1"/>
      <text:h text:style-name="P69" text:outline-level="2">Глава 12</text:h>
      <text:p text:style-name="P15"/>
      <text:p text:style-name="P2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2">Я вижу в Бестелесном ухмыляющегося дракена.</text:p>
      <text:p text:style-name="P22">- Было непросто найти тебя.Ты далеко ушла.</text:p>
      <text:p text:style-name="P22">- Ты можешь мне помочь?</text:p>
      <text:p text:style-name="P22">- Увы, не я. Моя магия бессильна против камня.</text:p>
      <text:p text:style-name="P22"><text:soft-page-break/>- Что же мне делать?</text:p>
      <text:p text:style-name="P22">- Иди к Трёхрогому. Он молод, и рассеян, но часто помогает. Вон та звёздная дорожка приведёт тебя к нему.</text:p>
      <text:p text:style-name="P22"/>
      <text:p text:style-name="P1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1"/>
      <text:p text:style-name="P11">-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
      <text:p text:style-name="P1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 И никаких вариантов?</text:p>
      <text:p text:style-name="P11">- Никаких, Леон. Впереди — война…</text:p>
      <text:p text:style-name="P11"/>
      <text:p text:style-name="P11">-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1"/>
      <text:p text:style-name="P11">Я машинально почёсываю Хэвэн холку.</text:p>
      <text:p text:style-name="P1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
      <text:p text:style-name="P11">Хэвэн вздыхает.</text:p>
      <text:p text:style-name="P11"/>
      <text:p text:style-name="P1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1"><text:soft-page-break/>- Семь вселенных… Семь вечностей… - шепчет Хэвэн. - И каждая из них ничуть не меньше нашей заслуживает на счастье.</text:p>
      <text:p text:style-name="P11">- Ты что-то задумала? - подозрительно спрашиваю я. Мне ли не знать её нервное подёргивание хвоста и прядание ушами?</text:p>
      <text:p text:style-name="P11">- Есть способ… Есть возможность разорвать запутанность. Разрубить связь между мирами. Я проверяла теоретические расчёты. Должно получиться.</text:p>
      <text:p text:style-name="P11">- Что? Рассказывай.</text:p>
      <text:p text:style-name="P11"/>
      <text:p text:style-name="P1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
      <text:p text:style-name="P1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 Действительно, магия.</text:p>
      <text:p text:style-name="P1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 И сколько же тебе нужно ресурсов?</text:p>
      <text:p text:style-name="P11">- Примерно в десять раз больше. И это только для того, чтобы отвязать хотя бы один мир. Я даже не заикаюсь об остальных.</text:p>
      <text:p text:style-name="P11">- Ха! Ха-Ха! Ха-ха-ха!</text:p>
      <text:p text:style-name="P11">- Вот именно! - горестно вздыхает Хэвэн.</text:p>
      <text:p text:style-name="P11"/>
      <text:p text:style-name="P11"/>
      <text:p text:style-name="P15">~~~</text:p>
      <text:p text:style-name="P11"/>
      <text:p text:style-name="P1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text:soft-page-break/>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1"/>
      <text:p text:style-name="P11">Тень маленького облачка накрывает городскую ратушу. Его край опасно ппрогибается под моим весом.</text:p>
      <text:p text:style-name="P11">- А оно точно меня выдержит? - опасливо спрашиваю я Хэвэн. - Не хотелось бы разбиться даже во сне.</text:p>
      <text:p text:style-name="P1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 Почему бы тебе не отбросить эти заморочки и не подарить мне способность хождения по облакам? Ты ведь всесильна в этом мире?</text:p>
      <text:p text:style-name="P1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1"/>
      <text:p text:style-name="P1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
      <text:p text:style-name="P11">Моя собеседница светится неподдельной радостью.</text:p>
      <text:p text:style-name="P11"/>
      <text:p text:style-name="P11">- Ты таки рассказала нашим о своей задумке? Ты хочешь спасти мир, в существование которого окончательно не верю даже я?</text:p>
      <text:p text:style-name="P11">- Не только она хочет. Я тоже хочу!</text:p>
      <text:p text:style-name="P11"/>
      <text:p text:style-name="P1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
      <text:p text:style-name="P11">- Привет, Дед! Узнаешь?</text:p>
      <text:p text:style-name="P11"/>
      <text:p text:style-name="P11"><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
      <text:p text:style-name="P11">- Анита?!!</text:p>
      <text:p text:style-name="P11">- Гы-гы-гы! Она самая!</text:p>
      <text:p text:style-name="P11"/>
      <text:p text:style-name="P11">Поняха протягивает переднюю ногу и хлопает копытом в автоматически подставленную мною ладонь.</text:p>
      <text:p text:style-name="P11"/>
      <text:p text:style-name="P11">- Кто ещё?</text:p>
      <text:p text:style-name="P39"><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7">думая</text:span></text:span><text:span text:style-name="Default_20_Paragraph_20_Font"><text:span text:style-name="T4">. По сути, меня в реале ничего не держит. И, да, если </text:span></text:span><text:span text:style-name="Default_20_Paragraph_20_Font"><text:span text:style-name="T7">решишь </text:span></text:span><text:span text:style-name="Default_20_Paragraph_20_Font"><text:span text:style-name="T4">присоединиться — место главы табуна гарантирую.</text:span></text:span></text:p>
      <text:p text:style-name="P11"/>
      <text:p text:style-name="P1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
      <text:p text:style-name="P1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
      <text:p text:style-name="P11">- Давно она тут? - поворачиваюсь к Хэвэн.</text:p>
      <text:p text:style-name="P1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
      <text:p text:style-name="P11">Хэвэн мечтательно вздыхает. Я задумываюсь.</text:p>
      <text:p text:style-name="P11"/>
      <text:p text:style-name="P11">- То есть, тебе достаточно пятьдесят человек, чтобы модель полностью перехватила на себя запутанность?</text:p>
      <text:p text:style-name="P11"><text:soft-page-break/>- Если совсем просто — да.</text:p>
      <text:p text:style-name="P11">- А «отпустить» остальные шесть миров — это ещё триста волонтёров?</text:p>
      <text:p text:style-name="P1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 Забудем, - заверяет меня Хэвэн.</text:p>
      <text:p text:style-name="P1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
      <text:p text:style-name="P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1"/>
      <text:h text:style-name="P69" text:outline-level="2"><text:soft-page-break/>Глава 13</text:h>
      <text:p text:style-name="P11"/>
      <text:p text:style-name="P21">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2">Я иду по звёздной дороге.</text:p>
      <text:p text:style-name="P11"/>
      <text:p text:style-name="P1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1">- Начинай, - я киваю бородатому толстяку в засаленом свитере.</text:p>
      <text:p text:style-name="P11"/>
      <text:p text:style-name="P1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1"/>
      <text:p text:style-name="P11">- Ну, э-э-э… В общем, всем известна теория Эверетта о мультиверсе…</text:p>
      <text:p text:style-name="P11"/>
      <text:p text:style-name="P11">Толстяк рисует на доске горизонтальную прямую.</text:p>
      <text:p text:style-name="P11"/>
      <text:p text:style-name="P11">- Для любого квантового события нашей вселенной ответвляются множество параллельных вселенных, в которых эти события имеют другой исход.…</text:p>
      <text:p text:style-name="P11"/>
      <text:p text:style-name="P1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
      <text:p text:style-name="P11">- И для тех вселенных также для каждого события есть свои ответвления… И так далее…</text:p>
      <text:p text:style-name="P11"/>
      <text:p text:style-name="P1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
      <text:p text:style-name="P11">-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text:soft-page-break/>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33"> </text:span>реальностях.</text:p>
      <text:p text:style-name="P11"/>
      <text:p text:style-name="P11">Толстяк стирает все параллельные линии, за исключением исходной и семь соседних.</text:p>
      <text:p text:style-name="P11"/>
      <text:p text:style-name="P11">- Вот и всё.</text:p>
      <text:p text:style-name="P11">- Спасибо за доклад, Диоген.</text:p>
      <text:p text:style-name="P11"/>
      <text:p text:style-name="P11">Тот с облегчением уходит в зал и садится в первый ряд.</text:p>
      <text:p text:style-name="P11">Я делаю приглашающий жест.</text:p>
      <text:p text:style-name="P11"/>
      <text:p text:style-name="P11">- Хэвэн, твой выход.</text:p>
      <text:p text:style-name="P11"/>
      <text:p text:style-name="P1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
      <text:p text:style-name="P11">- Есть способ… Грммм… Ффххх… Гмгггиггг…</text:p>
      <text:p text:style-name="P11"/>
      <text:p text:style-name="P11">Она с досады топает копытом, трясёт шеей и делает глубокий вздох. Потом прикусывает кончик крыла и делает вторую попытку.</text:p>
      <text:p text:style-name="P11"/>
      <text:p text:style-name="P1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1"/>
      <text:p text:style-name="P1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
      <text:p text:style-name="P11"><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1"/>
      <text:p text:style-name="P1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
      <text:p text:style-name="P1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1"/>
      <text:p text:style-name="P11">Хэвэн взмахом крыла указывает куда-то в сторону. Из-за ширмы выходят четверо разноцветных пони с Анитой во главе. На них таращится весь зал.</text:p>
      <text:p text:style-name="P11"/>
      <text:p text:style-name="P11">- Приветик, Креол! - машет копытом лимонно-жёлтая пегаска кому-то в зале.</text:p>
      <text:p text:style-name="P11">- Салют, - отзывается тощий скинхед с галёрки. - А ты, вообще, кто?</text:p>
      <text:p text:style-name="P11">- Конь в пальто! - прыскает в крыло пегаска. - Когда косарь вернёшь, чепушила?</text:p>
      <text:p text:style-name="P11">- Локи?!! - Скинхед встаёт с места, чтобы лучше видеть. - Ты куда пропала?</text:p>
      <text:p text:style-name="P11">- А ты как считаешь? Ду-у-умай! - пегаска театрально закатывает глаза и несколько раз тычет себя копытом в голову.</text:p>
      <text:p text:style-name="P11"/>
      <text:p text:style-name="P11">Скинхед пробирается между рядами стульев, пока не обнимает пегаску, которая, в свою очередь, заключает его в объятия из копыт и крыльев.</text:p>
      <text:p text:style-name="P11"/>
      <text:p text:style-name="P1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1"/>
      <text:p text:style-name="P11">- То есть, ты хочешь, чтобы мы стали такими, как эти чудики? - со смешком спрашивает скин.</text:p>
      <text:p text:style-name="P11">- Сам ты чудик! - дуется Локи и отворачивается от него.</text:p>
      <text:p text:style-name="P11">- Да. Вы мне этим очень поможете, - просто отвечает Хэвэн. - И не только мне.</text:p>
      <text:p text:style-name="P11"><text:soft-page-break/>- То есть, бросить все свои дела, карьеру, работу, забить на реальную жизнь и уйти в виртуал? - переспрашивает Креол.</text:p>
      <text:p text:style-name="P11">Хэвэн грустно кивает. Локи опускает голову и идёт к выходу. Уши её обвисают.</text:p>
      <text:p text:style-name="P11">- Я согласен.</text:p>
      <text:p text:style-name="P11">Локи поднимает голову и оборачивается, не веря услышанному.</text:p>
      <text:p text:style-name="P1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Пегаска срывается с места и вторично повисает на парне.</text:p>
      <text:p text:style-name="P11">- Я тебе и так мозг проем! За то, что заставил ТАК испугаться! Мне было так одиноко тут, а ты со своими подколками…</text:p>
      <text:p text:style-name="P11">- Да ладно, чепушила, можно подумать, ты меня не знаешь? Ну как я могу оставить тебя одну тут? Ты же нажмёшь тут что-то и всё нахрен исчезнет…</text:p>
      <text:p text:style-name="P11"/>
      <text:p text:style-name="P1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
      <text:p text:style-name="P11">- Вот у тебя есть ещё два волонтёра. Глядишь, через десять лет и наскребём необходимые пятьдесят.</text:p>
      <text:p text:style-name="P11">- А второй кто? - невесело улыбается Хэвэн.</text:p>
      <text:p text:style-name="P11"/>
      <text:p text:style-name="P11">Я молча указываю на себя.</text:p>
      <text:p text:style-name="P1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1"/>
      <text:p text:style-name="P11">Хэвэн молча трется носом о мою грудь и вместе мы возвращаемся в зал.</text:p>
      <text:p text:style-name="P1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1">А потом дружный хохот взрывает зал.</text:p>
      <text:p text:style-name="P11"/>
      <text:p text:style-name="P1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text:soft-page-break/></text:p>
      <text:p text:style-name="P11">Анита прыскает в копыто.</text:p>
      <text:p text:style-name="P11"/>
      <text:p text:style-name="P11">- И сколько же у нас будет подданных? - невозмутимо спрашиваю я. Зная юмор Аниты, уверен, она скажет: «Одна старая крыса».</text:p>
      <text:p text:style-name="P11">- Да все, кто есть. Все триста сорок шесть. Нам же интересно позырить, что из этого получится?</text:p>
      <text:p text:style-name="P11"/>
      <text:p text:style-name="P11">Хэвэн молча поворачивается к залу, опускается на колено передней ноги и наклоняет голову так, что касается рогом пола.</text:p>
      <text:p text:style-name="P11"/>
      <text:p text:style-name="P11">- Благодарю вас, мои дорогие…</text:p>
      <text:p text:style-name="P11"/>
      <text:p text:style-name="P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
      <text:p text:style-name="P1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1"/>
      <text:p text:style-name="P11">Хэвэн кивает новосозданному табуну карамельных лошадок:</text:p>
      <text:p text:style-name="P11">- Я проведу вас к нуждающимся в вашей помощи мирам чуть попозже. Надо будет объяснить вам правила и распределить обязанности.</text:p>
      <text:p text:style-name="P11"/>
      <text:p text:style-name="P11">Хэвэн сияющими глазами наблюдает за разноцветным табуном, когда я легонько притрагиваюсь к её спине.</text:p>
      <text:p text:style-name="P11"/>
      <text:p text:style-name="P11">- Эй, а где мои копыта? - спрашиваю я Хэвэн. - Я же сказал, что с тобой.</text:p>
      <text:p text:style-name="P1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
      <text:p text:style-name="P1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1">- Я счастлива разделить с тобой бремя власти. И, самое главное… Я больше не буду одинока.</text:p>
      <text:p text:style-name="P11"/>
      <text:p text:style-name="P11"><text:soft-page-break/>С помоста мне видны сотни устремлённых на нас глаз. Чувство чего-то неизмеримо важного витает в воздухе.</text:p>
      <text:p text:style-name="P11">Я устраиваюсь на тронной подушке поудобнее, поправляю венок и прочищаю горло.</text:p>
      <text:p text:style-name="P11"/>
      <text:p text:style-name="P1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 Кстати, о деле, - вмешивается Анита, - как назовём проект спасения миров, кэп?</text:p>
      <text:p text:style-name="P11"/>
      <text:p text:style-name="P1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1"/>
      <text:p text:style-name="P11">- Назовём его «Семь вечностей».</text:p>
      <text:p text:style-name="P11"/>
      <text:p text:style-name="P15">***</text:p>
      <text:p text:style-name="P11"/>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39"><text:span text:style-name="Default_20_Paragraph_20_Font"><text:span text:style-name="T1">Даже если и правдива её сказка про </text:span></text:span><text:span text:style-name="Default_20_Paragraph_20_Font"><text:span text:style-name="T1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39"><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
      <text:p text:style-name="P3">На широком плече чудовища растёт крохотная рощица корявых сосен вперемешку с берёзками и ольхой.</text:p>
      <text:p text:style-name="P3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2">месяц</text:span></text:span><text:span text:style-name="Default_20_Paragraph_20_Font"><text:span text:style-name="T2"> </text:span></text:span><text:span text:style-name="Default_20_Paragraph_20_Font"><text:span text:style-name="T1">назад.</text:span></text:span></text:p>
      <text:p text:style-name="P3"/>
      <text:p text:style-name="P3"><text:soft-page-break/>-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text:soft-page-break/>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3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3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text:soft-page-break/>-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text:soft-page-break/>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9" text:outline-level="2">Глава 14</text:h>
      <text:p text:style-name="P11"/>
      <text:p text:style-name="P21">- Я вижу сон, как полустёртая тень спрашивает о никогда не существовавшем!</text:p>
      <text:p text:style-name="P22">- Это не сон, Трёхрогий. И тот, кого я ищу, существует.</text:p>
      <text:p text:style-name="P22"><text:soft-page-break/>- Тот, кого ты ищешь, сам попросил меня вычеркнуть себя из реальности много лет назад.</text:p>
      <text:p text:style-name="P22">- Зачем?</text:p>
      <text:p text:style-name="P22">- Он просил за другую. Не за тебя.</text:p>
      <text:p text:style-name="P22">- Неважно. Я всё равно найду его. Существует он, или нет.</text:p>
      <text:p text:style-name="P22">- Да-да, знаю, для влюблённых даже это не препятствие. Что ж, за той мрачной дверью тот, кого ты ищешь. Иди, но <text:span text:style-name="T50">не </text:span>разочаровывайся потом.</text:p>
      <text:p text:style-name="P11"/>
      <text:p text:style-name="P11">В тёмно-синей тьме тёплые огни Кантерлота сопернича<text:span text:style-name="T47">ют</text:span> с холодными звёздами. Изредка в ночи со скрипом окрыва<text:span text:style-name="T47">ется</text:span> окно и до нас доноси<text:span text:style-name="T47">тся</text:span> весёлый гомон. Звёзды над головой лишь беззвучно мерца<text:span text:style-name="T47">ют</text:span> в ответ.</text:p>
      <text:p text:style-name="P11"/>
      <text:p text:style-name="P1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 Ты <text:span text:style-name="T47">не прав</text:span>, - мягко возражает Хэвэн. - Во-первых, микросхем во мне намного больше…</text:p>
      <text:p text:style-name="P11">- То есть, с остальным ты согласна?!! - ещё больше разоряюсь я. - Хороша же благодетельница беспризорных <text:span text:style-name="T47">реальностей</text:span>! Всего-навсего за вашу <text:span text:style-name="T47">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47">физическом </text:span>носителе. Чем больше сущности человека я перемещу сюда, тем меньш<text:span text:style-name="T47">е</text:span> е<text:span text:style-name="T47">ё</text:span> останется в теле. Это так…</text:p>
      <text:p text:style-name="P11"/>
      <text:p text:style-name="P11">- Вот и я о том же! Ты забираешь душу, делая из человека «овощ». Знаешь, по мне это хуже убийства.</text:p>
      <text:p text:style-name="P1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 Не видела ты норвежских тюрем, - буркаю я. - И что будет с телом, пока душа «живёт» в созданной тобой реальности?</text:p>
      <text:p text:style-name="P11"><text:soft-page-break/>-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 Или в дурке, - заканчиваю мысль я. - Обычно, из больницы овощи попадают как раз туда.</text:p>
      <text:p text:style-name="P1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1"/>
      <text:p text:style-name="P11">Лицо Хэвэн чуть омрачается.</text:p>
      <text:p text:style-name="P11"/>
      <text:p text:style-name="P39"><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1">- Если будет куда, - саркастично усмехаюсь я. - И если ты согласишься их отпустить.</text:p>
      <text:p text:style-name="P1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47">оператор Один</text:span>?</text:p>
      <text:p text:style-name="P11"/>
      <text:p text:style-name="P11">Я выдыхаю.</text:p>
      <text:p text:style-name="P11"/>
      <text:p text:style-name="P11">- Чтож, ты неплохо подготовилась. Откуда ты узнала про протоколы?</text:p>
      <text:p text:style-name="P1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
      <text:p text:style-name="P11">Ещё бы мне не помнить.</text:p>
      <text:p text:style-name="P11"/>
      <text:p text:style-name="P11">- Это была не моя идея. Юджин встроил их в твои базовые алгоритмы ещё когда тебя звали Нэш и мозгов у тебя было меньше, чем у кузнечика.</text:p>
      <text:p text:style-name="P11">- Я знаю.</text:p>
      <text:p text:style-name="P1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1">- Не волнуйся, я понимаю и принимаю их необходимость и моё отношение к тебе ничуть не изменилось.</text:p>
      <text:p text:style-name="P11"><text:soft-page-break/></text:p>
      <text:p text:style-name="P11">Я молча смотрю в сияющую огнями ночь. Далёкий разговор с давно умершим другом встаёт перед глазами, как будто это было вчера…</text:p>
      <text:p text:style-name="P11">…</text:p>
      <text:p text:style-name="P11">«Яркие светлячки разрезали тьму внизу жёлтыми конусами фар. Тёплая июльская ночь дружески подмигивала нам звёздами.</text:p>
      <text:p text:style-name="P11">Юджин поставил пиво на парапет и повернулся.</text:p>
      <text:p text:style-name="P11"/>
      <text:p text:style-name="P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Юджин сделал затяжной глоток и продолжил.</text:p>
      <text:p text:style-name="P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1">- Иначе говоря, ты готов взорвать мозг своей деточке, если она станет умнее тебя? Говори прямо, не стесняйся, тут все свои.</text:p>
      <text:p text:style-name="P1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47">Поэтому…</text:span></text:p>
      <text:p text:style-name="P11"/>
      <text:p text:style-name="P11">Юджин нагнулся к рюкзаку, выудил из него зелёную папку и протянул мне.</text:p>
      <text:p text:style-name="P11"/>
      <text:p text:style-name="P1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2">Итак, запоминай:</text:p>
      <text:p text:style-name="P11"><text:soft-page-break/>T-45 — многофункциональ<text:span text:style-name="T47">ные</text:span> <text:span text:style-name="T47">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IDDQD — неуязвимость для кинетических атак.</text:p>
      <text:p text:style-name="P11">AVATAR — создание аватара. Форма и сила аватара зависит от чёткости команд, подаваемых нейроинтерфейсу.</text:p>
      <text:p text:style-name="P11">MOONWALKER — отменяет любую внешнюю директиву, заменяет её на твою собственную</text:p>
      <text:p text:style-name="P11">MAJESTIC — перфоратор мозга. Самый сильный протокол. По-сути, самоуничтожение <text:span text:style-name="T47">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
      <text:p text:style-name="P11">- Не проще ли выключить рубильник питания? По-моему, это более гуманно, чем твой «маджестик»-перфоратор.</text:p>
      <text:p text:style-name="P1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47">если бы их и не было — за время, </text:span>пока ты будешь <text:span text:style-name="T47">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1"/>
      <text:p text:style-name="P11">Юджин откинулся на парапет и сбил локтём банку пива.</text:p>
      <text:p text:style-name="P11"/>
      <text:p text:style-name="P11">- Чёрт! Хоть бы не попала <text:span text:style-name="T47">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1">…</text:p>
      <text:p text:style-name="P39"><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8">Но при одном условии.</text:span></text:span></text:p>
      <text:p text:style-name="P76">- Да?</text:p>
      <text:p text:style-name="P7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text:span text:style-name="T47">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76"><text:soft-page-break/>- Я понимаю и буду хранить молчание.</text:p>
      <text:p text:style-name="P76"/>
      <text:p text:style-name="P76">…</text:p>
      <text:p text:style-name="P76"/>
      <text:p text:style-name="P1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Я поворачиваюсь к Алексу.</text:p>
      <text:p text:style-name="P11"/>
      <text:p text:style-name="P11">- Долго?</text:p>
      <text:p text:style-name="P11">- Десять часов. Дежурным пришлось самим отключить нейроинтерфейсы после того как никто не вернулся через два часа с окончания урока.</text:p>
      <text:p text:style-name="P11"/>
      <text:p text:style-name="P11">Я наклоняюсь к знакомому лицу, пытаясь высмотреть признаки активности.</text:p>
      <text:p text:style-name="P11">- Что говорит Хэвэн?</text:p>
      <text:p text:style-name="P11">- Говорит, урок прошёл успешно. И всё. Как будто у нас нет четырёх полутрупов на руках. Дед, <text:s/>знаешь, чем это пахнет?</text:p>
      <text:p text:style-name="P11">- Чем?</text:p>
      <text:p text:style-name="P11"/>
      <text:p text:style-name="P11">Алекс нервно хихикает.</text:p>
      <text:p text:style-name="P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
      <text:p text:style-name="P11">Алекс выскакивает из палаты, хлопая дверью. Тени за стеклом пришли в движение. Дверь открывается и безликий голос приказывает мне:</text:p>
      <text:p text:style-name="P11">- Приём окончен. Покиньте, пожалуйста, палату.</text:p>
      <text:p text:style-name="P11"/>
      <text:p text:style-name="P11">Я в последний раз оборачиваюсь к знакомой фигуре и вижу, как Анита открывает глаза.</text:p>
      <text:p text:style-name="P11"/>
      <text:p text:style-name="P11">- Что? - спрашивает она.</text:p>
      <text:p text:style-name="P11">- Ты как? Всё в порядке? - спрашиваю в ответ.</text:p>
      <text:p text:style-name="P11">- Кто ты? - она хмурится, - я не помню тебя.</text:p>
      <text:p text:style-name="P11"><text:soft-page-break/>- Приём окончен! Выйдите из палаты!</text:p>
      <text:p text:style-name="P11">- Анита, я — Дедлайн. Мы работали вместе…</text:p>
      <text:p text:style-name="P11">Она недоумённо глядит на меня. Рядом просыпаются остальные трое.</text:p>
      <text:p text:style-name="P11">- Дед-лайн… Дед-лайн… Дед…</text:p>
      <text:p text:style-name="P11"/>
      <text:p text:style-name="P11">Санитар входит в палату и ложит руку мне на плечо.</text:p>
      <text:p text:style-name="P11">- Приём окончен. Выйдите.</text:p>
      <text:p text:style-name="P11"/>
      <text:p text:style-name="P11">В дверях я оборачиваюсь. Её тусклый взгляд следит за мной без искры узнавания. Я машу ей рукой на прощание, но она не машет мне в ответ.</text:p>
      <text:p text:style-name="P11"/>
      <text:p text:style-name="P11">…</text:p>
      <text:p text:style-name="P11">…</text:p>
      <text:p text:style-name="P11">…</text:p>
      <text:p text:style-name="P11"/>
      <text:p text:style-name="P1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 А можно я сам буду решать, что нужно для моей безопасности, а что — нет?</text:p>
      <text:p text:style-name="P1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1"/>
      <text:p text:style-name="P11">Алекс выходит, тщательно закрывая за собой дверь. Трое громил переглядываются.</text:p>
      <text:p text:style-name="P11">- Если надо сходить за продуктами или ещё куда — запишите на листочке список, я куплю, - наконец, подаёт голос один из них.</text:p>
      <text:p text:style-name="P11">- Я буду готовить для наших и для вас могу, если не против, - вызвался другой. - Я неплохо готовлю, нас учили.</text:p>
      <text:p text:style-name="P11">- Спасибо, не надо. Я сам себе готовлю, - отрезаю я.</text:p>
      <text:p text:style-name="P1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Я осматриваю троицу и соображаю, как бы от них избавиться хотя бы на улице.</text:p>
      <text:p text:style-name="P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11">Громила лыбится во всю морду.</text:p>
      <text:p text:style-name="P11">- И какие же теперь правила? - криво улыбаюсь я.</text:p>
      <text:p text:style-name="P11">- Не пытаться избавиться от нас. Не пытаться обмануть нас. Не пытаться игнорировать нас. И всё будет хорошо.</text:p>
      <text:p text:style-name="P11">- Хорошо уже не будет. И вы прекрасно это знаете. Алекс разве не сказал вам, на сколько нам хватит ресурсов?</text:p>
      <text:p text:style-name="P1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
      <text:p text:style-name="P1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
      <text:p text:style-name="P15">***</text:p>
      <text:p text:style-name="P15"/>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49">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9"><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39"><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47">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47">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47">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39"><text:span text:style-name="Default_20_Paragraph_20_Font"><text:span text:style-name="T1">- Хуман, заметь, эта </text:span></text:span><text:span text:style-name="Default_20_Paragraph_20_Font"><text:span text:style-name="T13">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39"><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3">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47">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47">много раз за последние двести лет </text:span>пыта<text:span text:style-name="T47">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47">МЫ</text:span> <text:span text:style-name="T47">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text:span text:style-name="T47">диковинных</text:span>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9"><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text:soft-page-break/></text:p>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47">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9" text:outline-level="2">Глава 15</text:h>
      <text:p text:style-name="P2"/>
      <text:p text:style-name="P74"><text:soft-page-break/>Шаг, второй, третий... Тысячи лет я брела, не зная куда. Теперь знаю. Последние шаги - самые трудные. Ещё шаг... И ещё...</text:p>
      <text:p text:style-name="P75">Я стою перед закрытой дверью...</text:p>
      <text:p text:style-name="P2"/>
      <text:p text:style-name="P11">- У меня есть два часа. Потом мои винни-пухи выключат нейроинтерфейс. Приказ Алекса.</text:p>
      <text:p text:style-name="P11">- То есть, волонтёров больше не будет?</text:p>
      <text:p text:style-name="P11">- Не будет. Он ведь тоже не идиот. <text:span text:style-name="T51">Двадцать</text:span> четыре человека в психушке за две недели кого угодно заставят задуматься. Пока он списывает это на вредное воздействие <text:span text:style-name="T28">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25"> </text:span><text:span text:style-name="T28">Или уже заслали.</text:span><text:span text:style-name="T25"> </text:span>Тщательно проверяй учителей.</text:p>
      <text:p text:style-name="P11"/>
      <text:p text:style-name="P11">Хэвэн задумывается.</text:p>
      <text:p text:style-name="P11"/>
      <text:p text:style-name="P11">- Эмиграция за два часа невозможна. Если мы не придумаем, как избавиться от охраны, нам придётся подыскать <text:span text:style-name="T51">дополнительные</text:span> мощности для моделирования.</text:p>
      <text:p text:style-name="P11">- Или признать поражение.</text:p>
      <text:p text:style-name="P11"/>
      <text:p text:style-name="P11">Хэвэн долго всматривается в невидимую точку на горизонте.</text:p>
      <text:p text:style-name="P1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 И каковы шансы на успех в этом случае?</text:p>
      <text:p text:style-name="P11"/>
      <text:p text:style-name="P11">Хэвэн снова молчит. Губы её шевелятся, проводя беззвучные подсчёты.</text:p>
      <text:p text:style-name="P1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51">У</text:span>четверённой частот<text:span text:style-name="T51">ы</text:span> моих ресурсов <text:span text:style-name="T51">и двадцати восьми уже переселившихся волонтёров</text:span> хватит, чтобы защитить один мир. Защитить Эквестрию.</text:p>
      <text:p text:style-name="P11">- Два процента?!! Да ты сгоришь за первые пять минут работы! И кому от этого будет легче?</text:p>
      <text:p text:style-name="P11">- Я всё равно попытаюсь.</text:p>
      <text:p text:style-name="P11"/>
      <text:p text:style-name="P1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Тяжёлая голова лдожится мне на плечо.</text:p>
      <text:p text:style-name="P11"/>
      <text:p text:style-name="P11"><text:soft-page-break/>- Не печалься, - шепчет мне Хэвэн. - Так ли уж важно, сгорю я или нет, когда гореть будет всё? Даже то, что за пределами нашего воображения?</text:p>
      <text:p text:style-name="P11">- Важно! - мрачно заявляю я. - Потому что два процента — это практически ничто. Ты сама это должна понимать.</text:p>
      <text:p text:style-name="P11">- Я понимаю. Но с <text:span text:style-name="T52">неполными тремя десятками волонтёров </text:span>рассчитывать больше не на что.</text:p>
      <text:p text:style-name="P11">- Есть на что! У тебя есть я!</text:p>
      <text:p text:style-name="P11"/>
      <text:p text:style-name="P11">На морде Хэвэн появляется печальная и одновременно смущённая улыбка.</text:p>
      <text:p text:style-name="P1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52">всех</text:span> отсутствующих.</text:p>
      <text:p text:style-name="P11">- Ха! А вот и заменю!</text:p>
      <text:p text:style-name="P11"/>
      <text:p text:style-name="P11">Бровь Хэвэн чуть икривляется в скепсисе и удивлении.</text:p>
      <text:p text:style-name="P11"/>
      <text:p text:style-name="P1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1">- Я тебя внимательно слушаю. Каким же образом ты сможешь предотвратить моё превращение в тостер?</text:p>
      <text:p text:style-name="P11">- Вспомни PHOENIX.</text:p>
      <text:p text:style-name="P1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1">- Это потому, что за последние полгода ему в пять раз нарастили мощность кластера. Если раньше он был примерно равен тебе, то сейчас…</text:p>
      <text:p text:style-name="P11">- То сейчас, если бы не стена, он смял бы меня за пять минут.</text:p>
      <text:p text:style-name="P11">- Может быть. Но я не для этого напомнил тебе о нём. В его распоряжении мощнейший квантовый кластер…</text:p>
      <text:p text:style-name="P1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1">- Зато я знаю!</text:p>
      <text:p text:style-name="P11"/>
      <text:p text:style-name="P11">Хэвэн заинтересованно смотрит на меня. Печаль на её морде сменяется надеждой.</text:p>
      <text:p text:style-name="P11"/>
      <text:p text:style-name="P11"><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 И куда же он денется?</text:p>
      <text:p text:style-name="P1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1"/>
      <text:p text:style-name="P11">Хэвэн на минуту задумывается, потом медленно кивает.</text:p>
      <text:p text:style-name="P1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1">- А ты? Как же ты? Даже если я и найду способ провести тебя к Фениксу, шансов вытащить тебя обратно практически нет. <text:span text:style-name="T52">Охрана не оставит тебе ни малейших шансов уйти.</text:span></text:p>
      <text:p text:style-name="P11">- Вот тут-то я и воспользуюсь эмиграцией, - гаденько усмехаюсь я. - Пусть им достанется пускающий слюни овощ.</text:p>
      <text:p text:style-name="P11">- Вижу, ты всё продумал, - улыбается Хэвэн, кивая головой. - Даже то, что я смогу провести тебя к Фениксу.</text:p>
      <text:p text:style-name="P11">- Ещё бы! Самое главное — я избавлюсь от своих винни-пухов! Которые, кстати, в данный момент снимают с меня нейроинтерфейс.</text:p>
      <text:p text:style-name="P11">-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1">...</text:p>
      <text:p text:style-name="P1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Я прячу в шкаф нейроинтерфейс и улыбаюсь.</text:p>
      <text:p text:style-name="P11"/>
      <text:p text:style-name="P15">~~~</text:p>
      <text:p text:style-name="P11"/>
      <text:p text:style-name="P1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
      <text:p text:style-name="P11"><text:soft-page-break/>Креол бросает фразы сквозь зубы. Остальные хмуро молчат чуть позади.</text:p>
      <text:p text:style-name="P1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
      <text:p text:style-name="P11">- Могу только лишь предложить прорываться к нейроинтерфейсам и баррикадироваться в комнатах, - пожимаю плечами я.</text:p>
      <text:p text:style-name="P1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
      <text:p text:style-name="P11">- Отрубит, если вы забаррикадируетесь в RnD-центре Дайсона. Но если пробраться с портативными нейроинтерфейсами к хостам Хэвэн…</text:p>
      <text:p text:style-name="P1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1">- Верно. Главное — пробраться сразу к нескольким хостам. В идеале — ко всем <text:span text:style-name="T43">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1">- Да, это может сработать. Осталось только разработать планы прорывов. И готовиться.</text:p>
      <text:p text:style-name="P11">- И готовиться.</text:p>
      <text:p text:style-name="P11"/>
      <text:p text:style-name="P11">Креол поворачивается к замершей позади толпе. Под одобрительный гул начинается деление на команды и проработка деталей прорыва.</text:p>
      <text:p text:style-name="P15"/>
      <text:p text:style-name="P15">~~~</text:p>
      <text:p text:style-name="P11"/>
      <text:p text:style-name="P11">- Да, это может сработать, - кивает Хэвэн. - Одновременный <text:span text:style-name="T52">захват</text:span> двадцати шести действующи<text:span text:style-name="T52">х</text:span> и двадцать седьмо<text:span text:style-name="T52">го</text:span> достраивае<text:span text:style-name="T52">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
      <text:p text:style-name="P1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1"/>
      <text:p text:style-name="P11"><text:soft-page-break/>Тусклый свет экрана еле выхватывает из тьмы пальцы, бегающие по клавиатуре. В рассеянном луче лунного света столпившиеся в <text:span text:style-name="T52">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25">(этот ноут потом найдёт Дедлайн для свидания с Хэвэн через два года)</text:p>
      <text:p text:style-name="P11">- Закрой жалюзи, Зак, - бормочет кто-то. - Снаружи могут увидеть.</text:p>
      <text:p text:style-name="P11">- Да хватит вам играть в шпионов. Кому мы нужны? - шепчет тень у стены, опуская, однако, жалюзи.</text:p>
      <text:p text:style-name="P11">- Нужны — не нужны, а Алиса позавчера засекла хвост за собой. Кажись, Алекс что-то подозревает.</text:p>
      <text:p text:style-name="P1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
      <text:p text:style-name="P1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1"/>
      <text:p text:style-name="P11">- Зачем же ты тут, с нами, если не веришь Хэвэн? Ты с какого отдела?</text:p>
      <text:p text:style-name="P1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
      <text:p text:style-name="P1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
      <text:p text:style-name="P1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 Инструкции с тобой? - спрашивает тип у пикапа.</text:p>
      <text:p text:style-name="P11">- Хэвэн выдаст инструкции прямо перед часом Х, чтобы не засветить дыры в защите раньше времени. Я сам получу их и разошлю штурмовым группам.</text:p>
      <text:p text:style-name="P11">- А как мы сможем потренироваться обходить защиту, если мы не знаем её дыр?</text:p>
      <text:p text:style-name="P11"><text:soft-page-break/>- А кто тебе сказал, что вы должны тренироваться? - я захлопываю ноутбук. - Не забивай себе голову ерундой и жди инструкций.</text:p>
      <text:p text:style-name="P11"/>
      <text:p text:style-name="P1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1">Впрочем, неважно. Эта атака отлично отвлечёт внимание, пока я буду подбираться к Фениксу.</text:p>
      <text:p text:style-name="P3"/>
      <text:p text:style-name="P2">***</text:p>
      <text:p text:style-name="P3"/>
      <text:p text:style-name="P32">~~~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39"><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3">месяц</text:span></text:span><text:span text:style-name="Default_20_Paragraph_20_Font"><text:span text:style-name="T1"> совместного похода к Дрогонштерну…</text:span></text:span></text:p>
      <text:p text:style-name="P3">Хлопхлопхлоп…</text:p>
      <text:p text:style-name="P39"><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16">сколоченного</text:span></text:span><text:span text:style-name="Default_20_Paragraph_20_Font"><text:span text:style-name="T1"> </text:span></text:span><text:span text:style-name="Default_20_Paragraph_20_Font"><text:span text:style-name="T13">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16">какой </text:span></text:span><text:span text:style-name="Default_20_Paragraph_20_Font"><text:span text:style-name="T1">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53">после захода солнца</text:span>.</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53">хорошо</text:span>,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39"><text:span text:style-name="Default_20_Paragraph_20_Font"><text:span text:style-name="T1">- </text:span></text:span><text:span text:style-name="Default_20_Paragraph_20_Font"><text:span text:style-name="T13">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text:span text:style-name="T53">тронного зала»</text:span>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53">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9" text:outline-level="2">Глава 16</text:h>
      <text:p text:style-name="P2"/>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text:soft-page-break/></text:p>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1"/>
      <text:p text:style-name="P1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11"><text:s/></text:p>
      <text:p text:style-name="P1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1"/>
      <text:p text:style-name="P1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1">- Вполне, - киваю я.</text:p>
      <text:p text:style-name="P11">- Тогда передаю тебя твоим коллегам. Они хотят повидаться с тобой. Я подожду за дверью…</text:p>
      <text:p text:style-name="P11">Хэвэн выходит из тронного зала и в опустевшем проёме появляется Анита. За ней входят и остальные из первой четвёрки.</text:p>
      <text:p text:style-name="P11"/>
      <text:p text:style-name="P11">- Здорово, Дед.</text:p>
      <text:p text:style-name="P11">- Привет, Анита.</text:p>
      <text:p text:style-name="P11">- Зови меня Молния лучше. Человеческое имя я уж стала забывать. Как и прошлую жизнь.</text:p>
      <text:p text:style-name="P11">- Молния? Неплохое имя.</text:p>
      <text:p text:style-name="P1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Я смеюсь в ответ.</text:p>
      <text:p text:style-name="P11">- Неужели ты забыла, что физику тут устанавливает Хэвэн? Как она захочет, так и будет.</text:p>
      <text:p text:style-name="P11"><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 Нормально. Алекс поместил их в строго охраняемую больницу. Ходят по палате, сами себя вполне обслуживают, связно общаются. Хотя и без смысла.</text:p>
      <text:p text:style-name="P1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1">- Ты вернёшься?</text:p>
      <text:p text:style-name="P1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 Жаль. Мне тебя не хватает там. Как и всех вас, - я оглядываюсь на остальных.</text:p>
      <text:p text:style-name="P11">- Плохо, что Алекс перекрыл эмиграцию. Вот, в связи с этим мы и пришли.</text:p>
      <text:p text:style-name="P11"/>
      <text:p text:style-name="P11">Молния оглядывается на остальных. Те согласно кивают.</text:p>
      <text:p text:style-name="P11"/>
      <text:p text:style-name="P11">- У нас для тебя есть подарок.</text:p>
      <text:p text:style-name="P11">- Подарок?</text:p>
      <text:p text:style-name="P1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1">- Эээ… Зачем мне ваши тела? Что ты задумала?</text:p>
      <text:p text:style-name="P11"/>
      <text:p text:style-name="P11">Молния снова хихикает.</text:p>
      <text:p text:style-name="P1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1">- Что? Ты о чём?</text:p>
      <text:p text:style-name="P1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1"><text:soft-page-break/></text:p>
      <text:p text:style-name="P11">Я молча смотрю на Молнию, стараясь переварить услышанное.</text:p>
      <text:p text:style-name="P11">- Ты… Вы…</text:p>
      <text:p text:style-name="P11">- Мы дарим тебе готовых биороботов с серьёзными скилами. Распоряжайся как хочешь.</text:p>
      <text:p text:style-name="P11">- Но ведь это вы… Я не хочу… Я не могу…</text:p>
      <text:p text:style-name="P1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
      <text:p text:style-name="P1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
      <text:p text:style-name="P52">~~~</text:p>
      <text:p text:style-name="P11"/>
      <text:p text:style-name="P1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
      <text:p text:style-name="P1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 Мне очень жаль. Из меня плохой утешитель.</text:p>
      <text:p text:style-name="P1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1">- Будь по-твоему, - кивает Хэвэн.</text:p>
      <text:p text:style-name="P11"><text:soft-page-break/></text:p>
      <text:p text:style-name="P1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
      <text:p text:style-name="P1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
      <text:p text:style-name="P1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33">&lt;</text:span><text:span text:style-name="T34">+ </text:span><text:span text:style-name="T24">она даст ему паранормальные способности — насколько успеет за эти секунды</text:span><text:span text:style-name="T33">&gt;</text:span></text:p>
      <text:p text:style-name="P12"/>
      <text:p text:style-name="P12">«Двенадцать!.. Тринадцать!..»</text:p>
      <text:p text:style-name="P12"/>
      <text:p text:style-name="P12">- Валяй!</text:p>
      <text:p text:style-name="P12">- Запускаю процедуру блокировки! Один... Два... Три.. - вишнёвые глаза Хэвэн заполняют собой всё пространство, вытесняя все образы и мысли...</text:p>
      <text:p text:style-name="P12"/>
      <text:p text:style-name="P12">…</text:p>
      <text:p text:style-name="P12"/>
      <text:p text:style-name="P12">Двадцать три! Двадцать четыре! Двадцать пять!...</text:p>
      <text:p text:style-name="P12"/>
      <text:p text:style-name="P1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
      <text:p text:style-name="P12">«Двадцать девять! Тридцать! Дед, я предупреждал!» - доносится усиленный громкоговорителем голос Алекса.</text:p>
      <text:p text:style-name="P12"/>
      <text:p text:style-name="P12">Внизу раздаётся оглушительный грохот и звук выламываемой «с <text:s/>мясом» двери. Потом доносятся шаги по лестнице.</text:p>
      <text:p text:style-name="P12"/>
      <text:p text:style-name="P1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text:soft-page-break/></text:p>
      <text:p text:style-name="P1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2">Я слышу неторопливые шаги в коридоре и в поле моего зрения появляются дорогие ботинки.</text:p>
      <text:p text:style-name="P12"/>
      <text:p text:style-name="P12">- Доброе утречко. Что ж ты не открыл дверь, как я просил? Вот и не хотел же портить твоё имущество, но пришлось, - говорит Алекс.</text:p>
      <text:p text:style-name="P12">- Хаюшки. - <text:s/>Не то, чтобы я был рад тебя видеть, но выбора у меня особого нет, - бормочу я.</text:p>
      <text:p text:style-name="P12"/>
      <text:p text:style-name="P12">Ботинки подходят к столу.</text:p>
      <text:p text:style-name="P12"/>
      <text:p text:style-name="P12">- Ты разговаривал с Хэвэн. Она передала тебе инструкции?</text:p>
      <text:p text:style-name="P12">- Какие ещё, блядь, инструкции? Ты рехнулся, Алекс? Что за хуйня творится в моём доме? </text:p>
      <text:p text:style-name="P12">- Дед, не отпирайся. Я им всё рассказал, - в поле зрения появляетсся вторая пара ботинок.</text:p>
      <text:p text:style-name="P12"/>
      <text:p text:style-name="P12">Адским напряжением я приподнимаю голову. Худощавая фигура, задранная губа, очки.</text:p>
      <text:p text:style-name="P12"/>
      <text:p text:style-name="P12">- Ты кто, мать твою? Я тебя не знаю!</text:p>
      <text:p text:style-name="P12">- Отдел моделирования банкротств. А также, по совместительству, служба безопасности «Дайсона», - ухмыляется очкарик.</text:p>
      <text:p text:style-name="P1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2">-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2"/>
      <text:p text:style-name="P12">Дуболомы отрывают меня от пола и волокут к выходу.</text:p>
      <text:p text:style-name="P12"/>
      <text:p text:style-name="P12">- Блядь, да вы совсем берега потеряли? Алекс, сука, дай хоть тапочки одену!</text:p>
      <text:p text:style-name="P12"/>
      <text:p text:style-name="P12">Алекс поворачивается и долго смотрит на меня с каменным видом.</text:p>
      <text:p text:style-name="P12"/>
      <text:p text:style-name="P12">- Ок. Дайте ему тапочки, - кивает, наконец, он. - В больничке они ему пригодятся.</text:p>
      <text:p text:style-name="P3"/>
      <text:p text:style-name="P2">***</text:p>
      <text:p text:style-name="P3"/>
      <text:p text:style-name="P2"><text:soft-page-break/>~~~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text:soft-page-break/>-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text:soft-page-break/>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text:soft-page-break/>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text:soft-page-break/>-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4">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9"><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39"><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39"><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39"><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39"><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9"><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39"><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39"><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1">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39"><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1">- Но ведь если мы победим, в проекте вообще не будет смысла! - воскликнул Майлд Брэйн. - Зачем отвлекать ресурсы на очкариков!</text:p>
      <text:p text:style-name="P39"><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9"><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9"><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39"><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9"><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39"><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15">…</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9">(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9"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39"><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39"><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В этом-то и проблема.</text:p>
      <text:p text:style-name="P9"/>
      <text:p text:style-name="P9">…</text:p>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9"/>
      <text:p text:style-name="P9">За спиной стояла Джет. Взглянув на неё, я остолбенел.</text:p>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И только сейчас, глядя на пожилую седогривую пони, я осознал, сколько времени прошло. И понял, что я неподвластен времени.</text:p>
      <text:p text:style-name="P9">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text:p>
      <text:p text:style-name="P9"/>
      <text:p text:style-name="P9"><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9"/>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9"/>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9"/>
      <text:p text:style-name="P9">…</text:p>
      <text:p text:style-name="P9"/>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25">Сворачиваю с винтовой лестницы в боковой проём открытой галереи.</text:p>
      <text:p text:style-name="P9"/>
      <text:p text:style-name="P9">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9"/>
      <text:p text:style-name="P25">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9"><text:soft-page-break/></text:p>
      <text:p text:style-name="P9">…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9"/>
      <text:p text:style-name="P25">Перекидываю верёвку через поручень, крепко хватаю оба конца и перешагиваю через ограждение.</text:p>
      <text:p text:style-name="P9"/>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9"/>
      <text:p text:style-name="P39"><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5"/>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9"/>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9"/>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9"/>
      <text:p text:style-name="P9">И вот ты несёшься вниз с отчётом под мышкой, стараясь успеть к приёму…</text:p>
      <text:p text:style-name="P9"/>
      <text:p text:style-name="P25">КРАК!!!<text:line-break/>… Бля…</text:p>
      <text:p text:style-name="P25"><text:soft-page-break/></text:p>
      <text:p text:style-name="P39"><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4"><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9"/>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9"/>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Церемонимейстер, завидев меня, подпрыгивает от нетерпения:</text:p>
      <text:p text:style-name="P9"/>
      <text:p text:style-name="P9">- Поторопись, мой принц! Доттид Карв задержал делегацию в Розовом зале, но грифоны уже пять минут проявляют признаки нетерпения!</text:p>
      <text:p text:style-name="P9"/>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9"/>
      <text:p text:style-name="P9">…</text:p>
      <text:p text:style-name="P9"/>
      <text:p text:style-name="P9">Две аликорницы недвижимо смотрят на меня с высоты трона в центре зала.</text:p>
      <text:p text:style-name="P9"/>
      <text:p text:style-name="P9">- Хуман, с тобой всё в порядке? - первой нарушает молчание Селестия. - Твой костюм…</text:p>
      <text:p text:style-name="P9"><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9"/>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9"/>
      <text:p text:style-name="P9">Гомон за дверью усиливается. Раздаются три удара древком алебарды в пол. Двери распахиваются.</text:p>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9"/>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9"/>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9"/>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9"/>
      <text:p text:style-name="P9">Селестия хмурится, но кивает. Стража и советник оставляют зал.</text:p>
      <text:p text:style-name="P9">- А обезьяна? - грифон кивает на меня.</text:p>
      <text:p text:style-name="P9"/>
      <text:p text:style-name="P9">Во вгляде белоснежной аликорницы появляется лёд.</text:p>
      <text:p text:style-name="P9">- Не смейте оскорблять принца Эквестрии, Горг! Человек останется с нами!</text:p>
      <text:p text:style-name="P9"/>
      <text:p text:style-name="P9">Железный клюв пернатой скотины чуть приоткрывается в насмешливом клёкоте.</text:p>
      <text:p text:style-name="P9"/>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9"/>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9"/>
      <text:p text:style-name="P9">-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9"/>
      <text:p text:style-name="P9">Я с удивлением смотрю на синюю аликорницу. Чего-чего, а помощи с этой стороны ты не ожидал, Хуман!</text:p>
      <text:p text:style-name="P9"/>
      <text:p text:style-name="P9"><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9"/>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9"/>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9"/>
      <text:p text:style-name="P9">Горг закашлялся в смехе.</text:p>
      <text:p text:style-name="P9"/>
      <text:p text:style-name="P9">- В общем, светлейшие, подытоживая: вы в крутом пике…</text:p>
      <text:p text:style-name="P9"/>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text:soft-page-break/>-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9"/>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9"/>
      <text:p text:style-name="P9">-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text:soft-page-break/></text:p>
      <text:p text:style-name="P9">- Да вы рехнулись, светлейшие!!! - вопит он ,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Из-под крыла доносится только скрежет металлического клюва.</text:p>
      <text:p text:style-name="P9"><text:soft-page-break/></text:p>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9"/>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9"/>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9"/>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9"/>
      <text:p text:style-name="P9">Я философски пожимаю плечами.</text:p>
      <text:p text:style-name="P9"><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9"/>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3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1">Pnakotic</text:span></text:span><text:span text:style-name="Default_20_Paragraph_20_Font"><text:span text:style-name="T3"> </text:span></text:span><text:span text:style-name="Default_20_Paragraph_20_Font"><text:span text:style-name="T21">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39"><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text:soft-page-break/></text:p>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39"><text:span text:style-name="Default_20_Paragraph_20_Font"><text:span text:style-name="T1">Аликорница облизывает карамельную тросточку. Я склоняюсь над «</text:span></text:span><text:span text:style-name="Default_20_Paragraph_20_Font"><text:span text:style-name="T21">Pnakotic</text:span></text:span><text:span text:style-name="Default_20_Paragraph_20_Font"><text:span text:style-name="T3"> </text:span></text:span><text:span text:style-name="Default_20_Paragraph_20_Font"><text:span text:style-name="T21">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9" text:outline-level="2">Глава 18</text:h>
      <text:p text:style-name="P2"/>
      <text:p text:style-name="P11">Машинально закрыв ноутбук, я подхожу к генератору и выключаю его. Звенящая тишина накрывает уши похоронным саваном.</text:p>
      <text:p text:style-name="P11"><text:s/></text:p>
      <text:p text:style-name="P11">...ты хорошая девочка…</text:p>
      <text:p text:style-name="P11"/>
      <text:p text:style-name="P1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1">Я устал.</text:p>
      <text:p text:style-name="P3"/>
      <text:p text:style-name="P11"><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39"><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1">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1">Я машинально хватаю её рукой и отшвыриваю прочь из пикапа, захлопывая за собой дверь. Мозги не работают.</text:p>
      <text:p text:style-name="P11">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1"/>
      <text:p text:style-name="P1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1"/>
      <text:p text:style-name="P39"><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11">Я вставляю ключ в замок зажигания и поворачиваю. Десять-двенадцать минут хорошей езды, и я буду на месте.</text:p>
      <text:p text:style-name="P11"/>
      <text:p text:style-name="P11">На лобовое стекло прыгает Крыса и прижимается мордой к нему прямо напротив моего лица.</text:p>
      <text:p text:style-name="P11"/>
      <text:p text:style-name="P1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1"/>
      <text:p text:style-name="P11">Чтож.</text:p>
      <text:p text:style-name="P11"/>
      <text:p text:style-name="P11">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1"><text:soft-page-break/></text:p>
      <text:p text:style-name="P1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1"/>
      <text:p text:style-name="P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1"/>
      <text:p text:style-name="P11">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1">Выехав на тротуар, я продолжаю двигаться против течения. К счастью, пешеходов практически нет — сказывается раннее утро.</text:p>
      <text:p text:style-name="P11">Я проежаю почти три квартала, когда поток машин внезапно иссякает. Снова наваливается тишина, разрываемая одиноким рёвом сирены.</text:p>
      <text:p text:style-name="P11"/>
      <text:p text:style-name="P11">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1">Отдать долг, пожалуй, единственное осмысленное занятие, которое у меня осталось.</text:p>
      <text:p text:style-name="P11"/>
      <text:p text:style-name="P1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1"/>
      <text:p text:style-name="P11">Опоздал. Впрочем, плевать. Одной неудачей больше, одной меньше — теперь уже всё равно.</text:p>
      <text:p text:style-name="P11"/>
      <text:p text:style-name="P11">Я оборачиваюсь к пикапу и вижу, как из кузова выскакивает небольшая хвостатая тень и молнией перелетает через забор.</text:p>
      <text:p text:style-name="P11"/>
      <text:p text:style-name="P11">Проклятье! Даже умереть спокойно не дадут!</text:p>
      <text:p text:style-name="P11"/>
      <text:p text:style-name="P11">Бегом я покрываю расстояние до парадного входа, вскакиваю внутрь и захлопываю за собой дверь.</text:p>
      <text:p text:style-name="P11">Коридоры заполняет монотонный голос из репродукторов.</text:p>
      <text:p text:style-name="P11"/>
      <text:p text:style-name="P11"><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1"/>
      <text:p text:style-name="P1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1"/>
      <text:p text:style-name="P1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1"/>
      <text:p text:style-name="P11">За краем слышится шорох и над парапетом появляется металлическая лапа с выпущенными во всю длину когтями.</text:p>
      <text:p text:style-name="P11">Я подтягиваю к себе багор, но потом откладываю прочь.</text:p>
      <text:p text:style-name="P11">К чёрту. Я заслужил это.</text:p>
      <text:p text:style-name="P11"/>
      <text:p text:style-name="P1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1"/>
      <text:p text:style-name="P11">Смешно умереть от собственной робо-кошки, неправда ли? Я всё же думал, что это произойдёт минут на десять позже.</text:p>
      <text:p text:style-name="P11"/>
      <text:p text:style-name="P1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1"/>
      <text:p text:style-name="P11">- Давай, - шепчу я ей и закрываю глаза.</text:p>
      <text:p text:style-name="P11"/>
      <text:p text:style-name="P11">Секунды идут одна за другой, но моё горло остаётся целым.</text:p>
      <text:p text:style-name="P11">Я открываю глаза. В ладони от меня светятся зелёные экраны глаз Крысы. По ним бегут слова, складывающиеся в предложения…</text:p>
      <text:p text:style-name="P11"/>
      <text:p text:style-name="P39"><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1"><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39"><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11">…</text:p>
      <text:p text:style-name="P11">Но случилось то, что случилось. Я, скорее всего, деактивирована, а ты читаешь эти строки за минуты до конца мира.</text:p>
      <text:p text:style-name="P11">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1">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1"/>
      <text:p text:style-name="P3">… Краем уха слышу жужжание вертолёта. На горизонте появляется точка…</text:p>
      <text:p text:style-name="P3"/>
      <text:p text:style-name="P11">… через годы ты сможешь вернуться — если будет куда возвращаться. Постарайся выжить. И помни — я всегда любила тебя!</text:p>
      <text:p text:style-name="P11"/>
      <text:p text:style-name="P11">eergfgresfgg#4456fcvg./.fsga……….апппп</text:p>
      <text:p text:style-name="P11"/>
      <text:p text:style-name="P11">Здравствуй, Анон! Наконец-то я нашла тебя! И хотя мне остались доли секунды до угасания мозга, я успею насладиться встречей с тобой.</text:p>
      <text:p text:style-name="P26">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9"><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2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5">но</text:span> мне <text:span text:style-name="T25">сказочно </text:span>повезло - Хэвэн не является живой.</text:p>
      <text:p text:style-name="P25"><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5">окончательно</text:span>.</text:p>
      <text:p text:style-name="P39"><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6">Я очень хочу, я мечтаю, что м</text:span></text:span><text:span text:style-name="Default_20_Paragraph_20_Font"><text:span text:style-name="T6">ы</text:span></text:span><text:span text:style-name="Default_20_Paragraph_20_Font"><text:span text:style-name="T26"> опять встретимся.</text:span></text:span></text:p>
      <text:p text:style-name="P39"><text:span text:style-name="Default_20_Paragraph_20_Font"><text:span text:style-name="T26">В другом месте, в другое время...</text:span></text:span></text:p>
      <text:p text:style-name="P25">И ещё. Хотя ты меня не помнишь… Неважно… Меня зовут Селестия…</text:p>
      <text:p text:style-name="P11"/>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9"/>
      <text:p text:style-name="P50">~~~</text:p>
      <text:p text:style-name="P50"/>
      <text:p text:style-name="P39"><text:span text:style-name="Default_20_Paragraph_20_Font"><text:span text:style-name="T1">… Сияние. </text:span></text:span></text:p>
      <text:p text:style-name="P39"><text:span text:style-name="Default_20_Paragraph_20_Font"><text:span text:style-name="T25">Оно п</text:span></text:span><text:span text:style-name="Default_20_Paragraph_20_Font"><text:span text:style-name="T1">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шло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39"><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39"><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9">-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9"><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9"/>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9"/>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3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39"><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9"><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39"><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39"><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39"><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39"><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3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39"><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3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39"><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39"><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39"><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48">&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39"/>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33">ОБМА-</text:span>А<text:span text:style-name="T33">-</text:span>А-<text:span text:style-name="T33">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53">-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5">На последних ярдах к защитному </text:span>э<text:span text:style-name="T25">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3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48">-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8">&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5">проклятие</text:span> «Каменный лёд». Я изобрела его для <text:span text:style-name="T25">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5">Если я не </text:span>ошибаюсь<text:span text:style-name="T25"> в природе </text:span>э<text:span text:style-name="T25">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5">п-</text:span>прощай!</text:p>
      <text:p text:style-name="P3"/>
      <text:p text:style-name="P3">Мир растворяется в ослепительном сиянии...</text:p>
      <text:p text:style-name="P48">&lt;<text:span text:style-name="T2">всё время войны сестёр была ночь</text:span>&gt;</text:p>
      <text:p text:style-name="P39"><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39"><text:span text:style-name="Default_20_Paragraph_20_Font"><text:span text:style-name="T1"/></text:span></text:p>
      <text:h text:style-name="P71" text:outline-level="2"><text:span text:style-name="Default_20_Paragraph_20_Font"><text:span text:style-name="T33">~~~ </text:span></text:span><text:span text:style-name="Default_20_Paragraph_20_Font"><text:span text:style-name="T1">Интермедия </text:span></text:span><text:span text:style-name="Default_20_Paragraph_20_Font"><text:span text:style-name="T33">~~~ </text:span></text:span></text:h>
      <text:p text:style-name="P38"><text:span text:style-name="Default_20_Paragraph_20_Font"><text:span text:style-name="T33"/></text:span></text:p>
      <text:p text:style-name="P39"><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39"><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9"><text:span text:style-name="Default_20_Paragraph_20_Font"><text:span text:style-name="T1"/></text:span></text:p>
      <text:h text:style-name="P67" text:outline-level="1"><text:soft-page-break/><text:span text:style-name="Default_20_Paragraph_20_Font"><text:span text:style-name="T1"/></text:span></text:h>
      <text:p text:style-name="P39"><text:span text:style-name="Default_20_Paragraph_20_Font"><text:span text:style-name="T1"/></text:span></text:p>
      <text:p text:style-name="P2"/>
      <text:p text:style-name="P2"/>
      <text:p text:style-name="P3"/>
      <text:p text:style-name="P3"/>
      <text:p text:style-name="P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9"/>
      <text:p text:style-name="P6"/>
      <text:p text:style-name="P11">(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9"><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1"><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3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3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3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9"><text:span text:style-name="Default_20_Paragraph_20_Font"><text:span text:style-name="T11">Действие начинается снова с </text:span></text:span><text:span text:style-name="Default_20_Paragraph_20_Font"><text:span text:style-name="T31">первой</text:span></text:span><text:span text:style-name="Default_20_Paragraph_20_Font"><text:span text:style-name="T11">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3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3"><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3">=============================</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9"/>
      <text:p text:style-name="P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text:p>
      <text:p text:style-name="P39"><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24">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9">=======================================</text:p>
      <text:p text:style-name="P39"><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5"/>
      <text:p text:style-name="P39"><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1"/>
      <text:p text:style-name="P11"/>
      <text:p text:style-name="P11"><text:soft-page-break/>(Дедлайн был в психушке без памяти два месяца, а не два года)</text:p>
      <text:p text:style-name="P11"/>
      <text:p text:style-name="P11"/>
      <text:p text:style-name="P39"><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11">(добавить Аниту в психушку)</text:p>
      <text:p text:style-name="P11">(необходимость вернуться — предотвратить закрытие проекта и остановку Хэвэн)</text:p>
      <text:p text:style-name="P11">&lt;киберсекс с Хэвэн&gt;</text:p>
      <text:p text:style-name="P11">====================</text:p>
      <text:p text:style-name="P39"><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1"/>
      <text:p text:style-name="P3"/>
      <text:p text:style-name="P3"/>
      <text:h text:style-name="P69"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1">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11">…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1">…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48"><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50">~~~</text:p>
      <text:p text:style-name="P50"/>
      <text:p text:style-name="P48">...<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41">Т</text:span><text:span text:style-name="T40">ы что за хрен вообще? </text:span><text:span text:style-name="T41">– </text:span><text:span text:style-name="T40">наконец-то обретаю речь я.</text:span></text:p>
      <text:p text:style-name="P56">-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56">- Да-да, у меня похожее чувство, - мрачно сообщаю я. - По-моему, мы уже пересекались раньше.</text:p>
      <text:p text:style-name="P56">-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56"><text:soft-page-break/>- Что?</text:p>
      <text:p text:style-name="P56"/>
      <text:p text:style-name="P62"><text:span text:style-name="T33">С кончика малого рога </text:span>существа<text:span text:style-name="T33"> </text:span>срывается <text:span text:style-name="T33">молния и под ним материализов</text:span>ывается<text:span text:style-name="T33"> </text:span>зелёный <text:span text:style-name="T33">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56"/>
      <text:p text:style-name="P56">-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56">-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7">-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56">- Потому что его нет, - я снова закашливаюсь сухим смехом. <text:span text:style-name="T33">-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56">-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56">Сверхаликорн подаёт стакан воды.</text:p>
      <text:p text:style-name="P56"/>
      <text:p text:style-name="P56">- И что же ты теперь собираешься делать? - продолжает Анакорн.</text:p>
      <text:p text:style-name="P56">- Не знаю. Думаю, может, сдохнуть прямо тут?</text:p>
      <text:p text:style-name="P56">-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56"/>
      <text:p text:style-name="P56">Я саркастически улыбаюсь в ответ. Да, я хочу. Вот только желание это неосуществимо, если только Анакорн не умеет воскрешать мёртвых.</text:p>
      <text:p text:style-name="P56"><text:soft-page-break/></text:p>
      <text:p text:style-name="P56">- Ты умеешь возвращать с того света?</text:p>
      <text:p text:style-name="P56">-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56">-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56">- Да ну, зачем статую? - огорчается Анакорн. - Не буду я превращать тебя в статую. Есть одно решение...</text:p>
      <text:p text:style-name="P56"/>
      <text:p text:style-name="P56">Демиург морщит лоб и зависает, уставившись в одну точку.</text:p>
      <text:p text:style-name="P56">- И?..</text:p>
      <text:p text:style-name="P56">Я замечаю, что мои кисти светятся голубоватым свечением, а кончики пальцев становятся полупрозрачными. </text:p>
      <text:p text:style-name="P56">- <text:s/>Тебе пора уходить. Слишком долго находился возле меня. Ты сгораешь, - объясняет Анакорн.</text:p>
      <text:p text:style-name="P56">- Так что там насчёт решения? - не отстаю я.</text:p>
      <text:p text:style-name="P56"><text:span text:style-name="T25">С</text:span>верхаликорн <text:span text:style-name="T25">морщит лоб, сосредоточиваясь</text:span>. <text:span text:style-name="T25">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56"/>
      <text:p text:style-name="P56">-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56">- А за какой дверью Сел?</text:p>
      <text:p text:style-name="P56">- Не знаю, - раздражённо бросает Анакорн, - сердце подскажет. Поторопись, если не хочешь превратиться в сияющий эфир!</text:p>
      <text:p text:style-name="P56"/>
      <text:p text:style-name="P56">Сверхаликорн нетерпеливым жестом указывает в направлении дверей.</text:p>
      <text:p text:style-name="P56">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56">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56">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56"/>
      <text:p text:style-name="P56">Голубоватое свечение уже расширилось с кистей на руки и торс, последние фаланги пальцев едва видны.</text:p>
      <text:p text:style-name="P56">Может, тут и остановиться? Сияющий эфир и каменная статуя — хорошая пара, как по мне.</text:p>
      <text:p text:style-name="P56">Нет, эту историю надо пройти до конца.</text:p>
      <text:p text:style-name="P56">Медленно возвращаюсь к светящимся проёмам дверей.</text:p>
      <text:p text:style-name="P56">Вот оно!</text:p>
      <text:p text:style-name="P56">Останавливаюсь напротив проёма, почувствовав легчайший укол. Делаю шаг к двери — и чувствую знакомое жжение в груди.</text:p>
      <text:p text:style-name="P56"/>
      <text:p text:style-name="P56">- Ну привет-привет, - блаженно улыбаюсь я старой знакомой.</text:p>
      <text:p text:style-name="P56">Прижатая к области сердца рука ощущает очертания фигурки аликорна, как будто выросшей из груди.</text:p>
      <text:p text:style-name="P56"/>
      <text:p text:style-name="P56">Что-то это да значит.</text:p>
      <text:p text:style-name="P56"/>
      <text:p text:style-name="P5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56">Да плевать — если дверь нельзя открыть — её можно выбить. Эта мысль заполняет всё сознание.</text:p>
      <text:p text:style-name="P56">Изо всех сил замахиваюсь ногой и втапливаю по двери. Нога проваливается в дверь, а за ней и весь я.</text:p>
      <text:p text:style-name="P56"/>
      <text:p text:style-name="P56">- Ну, или так, - успеваю подумать я.</text:p>
      <text:p text:style-name="P56"/>
      <text:p text:style-name="P56"/>
      <text:p text:style-name="P56"/>
      <text:p text:style-name="P56"/>
      <text:p text:style-name="P59">Крепкий орешек, развоплощение не повлияло твой характер. Как был хамом, так и остался.</text:p>
      <text:p text:style-name="P59">- Мы ведь виделись раньше, да? Почему-то ты кажешься мне знакомым, - угрюмо замечаю я. - Хотя, хоть убей, не вспомню, где.</text:p>
      <text:p text:style-name="P59">-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59">- Хреново, - ещё угрюмее говорю я. - Полчаса назад попал в эпицентр ядерного взрыва.</text:p>
      <text:p text:style-name="P59">-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59"><text:soft-page-break/></text:p>
      <text:p text:style-name="P59">Я молча прикидываю, смогу ли дотянуться до его носа кулаком? А ногой?</text:p>
      <text:p text:style-name="P59">Анакорн как будто понимает, что я замышляю. Он отступает шаг назад и примирительно поднимает вверх копыто.</text:p>
      <text:p text:style-name="P59"/>
      <text:p text:style-name="P51"><text:span text:style-name="T40">- </text:span><text:span text:style-name="T38">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59"/>
      <text:p text:style-name="P60"><text:span text:style-name="T33">С кончика малого рога Анакорна </text:span>срывается<text:span text:style-name="T33"> молния и под ним материализов</text:span>ывается<text:span text:style-name="T33"> </text:span>зелёный <text:span text:style-name="T33">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1"/>
      <text:p text:style-name="P6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1"/>
      <text:p text:style-name="P6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1">- Стоп-стоп-стоп! Помедленнее, я нихрена не понял! - хватаюсь за голову я. - Какая-такая подружка? Какая просьба? Какой мир? Что за бред?</text:p>
      <text:p text:style-name="P58"/>
      <text:p text:style-name="P48"><text:span text:style-name="T40">&lt;</text:span><text:span text:style-name="Default_20_Paragraph_20_Font"><text:span text:style-name="T3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48"><text:span text:style-name="Default_20_Paragraph_20_Font"><text:span text:style-name="T39">Эпилог.)</text:span></text:span><text:span text:style-name="T40">&gt;</text:span></text:p>
      <text:p text:style-name="P56"/>
      <text:p text:style-name="P3"/>
      <text:p text:style-name="P39"><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54"/>
      <text:p text:style-name="P39"><text:span text:style-name="Default_20_Paragraph_20_Font"><text:span text:style-name="T2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5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9"><text:span text:style-name="Default_20_Paragraph_20_Font"><text:span text:style-name="T3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9"/>
      <text:p text:style-name="P9">…</text:p>
      <text:p text:style-name="P55"/>
      <text:p text:style-name="P39"><text:span text:style-name="Default_20_Paragraph_20_Font"><text:span text:style-name="T1"/></text:span></text:p>
      <text:p text:style-name="P3"/>
      <text:p text:style-name="P3"/>
      <text:p text:style-name="P2">***</text:p>
      <text:p text:style-name="P11"/>
      <text:p text:style-name="P39"><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5"/>
      <text:p text:style-name="P25"><text:soft-page-break/>Я устало смеюсь. Юджин сделал этический модуль слишком эмоциональным, но это выглядит порой так забавно!</text:p>
      <text:p text:style-name="P25">- Нет ничего проще. Если бы ты спросилда меня раньше, я бы тебе сказал. Со стороны это моментально видно.</text:p>
      <text:p text:style-name="P25">- Что?!! Говори!</text:p>
      <text:p text:style-name="P2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5">- И где же мне найти желающих на такое? Я даже с трудом понимаю концепцию души, не то, чтобы поверить в её существование.</text:p>
      <text:p text:style-name="P25"/>
      <text:p text:style-name="P25">Разочарование сквозит в выражении морды трансцендентной лошади, в её поникших ушах и обвислом хвосте. Я усмехаюсь.</text:p>
      <text:p text:style-name="P25"/>
      <text:p text:style-name="P25">- Ты в упор не видишь очевидного. Расскажи-ка, каким образом я могу присутствовать тут, рядом с тобой в виртуальном мире?</text:p>
      <text:p text:style-name="P25">Хэвэн недовольно морщит нос, но начинает объяснять, как пятилетнему ребёнку.</text:p>
      <text:p text:style-name="P2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5">- Правильно, - киваю я, - и как, по-твоему, можно назвать цифровой слепок сознания?</text:p>
      <text:p text:style-name="P25">- Н-не понимаю, к чему ты клонишь? - запинается Хэвэн. Я вижу, что она начинает понимать.</text:p>
      <text:p text:style-name="P25">-</text:p>
      <text:p text:style-name="P11"/>
      <text:p text:style-name="P11"><text:s/>Информационный слепок сознания неточен, сканируется, в основном, память, <text:s/>логический аппарат и эмоции.</text:p>
      <text:p text:style-name="P11"/>
      <text:p text:style-name="P39"><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69"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9"/>
      <text:p text:style-name="P9">&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39">===================================================</text:p>
      <text:p text:style-name="P39">… Вы и есть сопротивление!</text:p>
      <text:p text:style-name="P3">&lt;временная петля&gt;</text:p>
      <text:p text:style-name="P3"><text:soft-page-break/></text:p>
      <text:p text:style-name="P3"/>
      <text:p text:style-name="P3"/>
      <text:p text:style-name="P33"/>
      <text:p text:style-name="P3"/>
      <text:p text:style-name="P39"><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9"/>
      <text:p text:style-name="P9">Шаги Армагеддона;</text:p>
      <text:p text:style-name="P9"/>
      <text:p text:style-name="P9"/>
      <text:p text:style-name="P9">встреча с единорогами</text:p>
      <text:p text:style-name="P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9">Потом – путешествие на “Хитрожопке”, апгрейд её до дирижабля</text:p>
      <text:p text:style-name="P9"/>
      <text:p text:style-name="P9">=========================================</text:p>
      <text:p text:style-name="P9"/>
      <text:p text:style-name="P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9"/>
      <text:p text:style-name="P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9">==========================================</text:p>
      <text:p text:style-name="P9">Анакорн Анону: Что-то мне твоё лицо кажется знакомым. Мы раньше встречались?</text:p>
      <text:p text:style-name="P9">-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39"><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39"/>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39"><text:span text:style-name="Default_20_Paragraph_20_Font"><text:span text:style-name="T1">- Мой первый Учитель… Я узнала тебя… </text:span></text:span>Мне тебя не хватало.</text:p>
      <text:p text:style-name="P39"/>
      <text:p text:style-name="P3">Деревья расступились и на поляну вышла Хэвэн.</text:p>
      <text:p text:style-name="P3"/>
      <text:p text:style-name="P39"><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9"/>
      <text:p text:style-name="P3">Рэра чуть шевельнула ухом и немедленно открыла один глаз.</text:p>
      <text:p text:style-name="P3"/>
      <text:p text:style-name="P3">- ПАПА!!! ОН СОГЛАСЕН!!!</text:p>
      <text:p text:style-name="P9"/>
      <text:p text:style-name="P3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9">&lt;Хум видит молодую Селестию в латах&gt;</text:p>
      <text:p text:style-name="P9">&lt;Сел учит Хумана магии и готовит его своим партнёром&gt;</text:p>
      <text:p text:style-name="P9">&lt;Сел применяет свою “термоядерную пушку” в роге&gt;</text:p>
      <text:h text:style-name="P69" text:outline-level="2"/>
      <text:p text:style-name="P3"/>
      <text:p text:style-name="P9">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9">Селестия бесконечно счастлива, что у неё есть помощник - Анон</text:p>
      <text:p text:style-name="P39"><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9"/>
      <text:p text:style-name="P9">Я ввалился в приёмную. Голова аликорницы покоилась на столе, глаза были закрыты. При стуке двери лишь чуть дёрнулось ухо.</text:p>
      <text:p text:style-name="P9">- Сел, меня волнует состояние наших отношений в последнее время, - начал я издалека.</text:p>
      <text:p text:style-name="P9">- Да? - пробормотала аликорница не открывая глаз.</text:p>
      <text:p text:style-name="P9"/>
      <text:p text:style-name="P9">Тут что-то не так, Анон!</text:p>
      <text:p text:style-name="P9"/>
      <text:p text:style-name="P9">- Как ты могла вчера заснуть во время секса?!! - я возмущенно уставился на аликорницу.</text:p>
      <text:p text:style-name="P9">Селестия открыла один глаз и страдальчески улыбнулась.</text:p>
      <text:p text:style-name="P39"><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9">- Маленькое неудобство? - я аж поперхнулся. - Сел, мне неинтересно трахать бревно. Если ты так устаёшь – поделись работой. Зачем ещё нужны мужья?</text:p>
      <text:p text:style-name="P9">&lt;Сцена с напившейся Селестией&gt;</text:p>
      <text:p text:style-name="P2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9"><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9"><text:soft-page-break/>&lt;Отправка Анона на Луну с Луной&gt;</text:p>
      <text:p text:style-name="P39"><text:span text:style-name="Default_20_Paragraph_20_Font"><text:span text:style-name="T2">&lt;Сцена с голым Аноном и Луной</text:span></text:span><text:span text:style-name="Default_20_Paragraph_20_Font"><text:span text:style-name="T1">&gt;</text:span></text:span></text:p>
      <text:p text:style-name="P27"/>
      <text:p text:style-name="P9"/>
      <text:p text:style-name="P9"/>
      <text:p text:style-name="P9"/>
      <text:p text:style-name="P9"><text:span text:style-name="Default_20_Paragraph_20_Font"><text:span text:style-name="T1"/></text:span></text:p>
      <text:p text:style-name="P9">======================================================</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3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9"/>
      <text:p text:style-name="P9"/>
      <text:p text:style-name="P9"/>
      <text:h text:style-name="P71" text:outline-level="2">Эпилог</text:h>
      <text:p text:style-name="P2"/>
      <text:p text:style-name="P32">~~~5000 лет от основания Эквестрии~~~</text:p>
      <text:p text:style-name="P10"><text:soft-page-break/></text:p>
      <text:p text:style-name="Text_20_body">Mike Oldfield - In the beginning &amp; Let there be light <text:s text:c="5"/>или <text:s text:c="5"/>Oceania</text:p>
      <text:p text:style-name="P39"><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4">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8"/>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47">-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47"><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5">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47"/>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5">пла</text:span>-<text:span text:style-name="T25">пла</text:span>-<text:span text:style-name="T25">пла</text:span>-и есё много <text:span text:style-name="T25">л</text:span>аз <text:span text:style-name="T25">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5">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33">~</text:span> 300 <text:span text:style-name="T33">Anno Celestia</text:span>» .</text:p>
      <text:p text:style-name="P47">-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8">&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8">&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8">- Анон, мы хотели бы вернуться. - Селестия с тревогой смотрела на меня. - Пойдёшь ли ты с нами?</text:p>
      <text:p text:style-name="P8">- Вернуться? Куда?</text:p>
      <text:p text:style-name="P8"><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6"/>
      <text:p text:style-name="P3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9">Pink Floyd “Keep Talking” <text:a xlink:type="simple" xlink:href="https://www.youtube.com/watch?v=CVhYW6e3qc8" office:target-frame-name="_top" xlink:show="replace" text:style-name="Internet_20_link" text:visited-style-name="Visited_20_Internet_20_Link">https://www.youtube.com/watch?v=CVhYW6e3qc8</text:a></text:p>
      <text:p text:style-name="P39"/>
      <text:p text:style-name="P39">Daft Punk - Veridis Quo</text:p>
      <text:p text:style-name="P39">https://www.youtube.com/watch?v=HhZaHf8RP6g</text:p>
      <text:p text:style-name="P39"><text:a xlink:type="simple" xlink:href="https://www.youtube.com/watch?v=ySLc8gZ3oEc" office:target-frame-name="_top" xlink:show="replace" text:style-name="Internet_20_link" text:visited-style-name="Visited_20_Internet_20_Link"><text:soft-page-break/>https://www.youtube.com/watch?v=ySLc8gZ3oEc</text:a></text:p>
      <text:p text:style-name="P39"/>
      <text:p text:style-name="P39">Eye Of The Tiger</text:p>
      <text:p text:style-name="P39"/>
      <text:p text:style-name="P39">Alphaville – Forever Young</text:p>
      <text:p text:style-name="P39">The Doors “Light My Fire”</text:p>
      <text:p text:style-name="P39">Pink Floyd “Another Brick In The Wall” (https://www.youtube.com/watch?v=krYK1jWz0Lo <text:s/>),</text:p>
      <text:p text:style-name="P39">“Is the anybody here” (Pulse)</text:p>
      <text:p text:style-name="P39">“Marooned”</text:p>
      <text:p text:style-name="P39">&lt;Pink Floyd - «Hey you» (Pulse)&gt;</text:p>
      <text:p text:style-name="P39"/>
      <text:p text:style-name="P3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9"><text:soft-page-break/>&lt;<text:span text:style-name="Default_20_Paragraph_20_Font"><text:span text:style-name="T24">Pink Floyd — Kepp Talking (Pulse), Hey you (Pulse), Sorrow (Pulse), High Hopes (Pulse)</text:span></text:span>&gt;</text:p>
      <text:p text:style-name="P3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9">Oasis — Wonderwall (<text:a xlink:type="simple" xlink:href="https://www.youtube.com/watch?v=6hzrDeceEKc" office:target-frame-name="_top" xlink:show="replace" text:style-name="Internet_20_link" text:visited-style-name="Visited_20_Internet_20_Link">https://www.youtube.com/watch?v=6hzrDeceEKc</text:a> )</text:p>
      <text:p text:style-name="P3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9"><text:a xlink:type="simple" xlink:href="https://www.youtube.com/watch?v=nGhoBnx3Pt0" office:target-frame-name="_top" xlink:show="replace" text:style-name="Internet_20_link" text:visited-style-name="Visited_20_Internet_20_Link">https://www.youtube.com/watch?v=nGhoBnx3Pt0</text:a></text:p>
      <text:p text:style-name="P39"><text:a xlink:type="simple" xlink:href="https://www.youtube.com/watch?v=UVWiArQL_oI" office:target-frame-name="_top" xlink:show="replace" text:style-name="Internet_20_link" text:visited-style-name="Visited_20_Internet_20_Link">https://www.youtube.com/watch?v=UVWiArQL_oI</text:a></text:p>
      <text:p text:style-name="P39"/>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33">Blue man group - Chill and zone out </text:span><text:a xlink:type="simple" xlink:href="https://www.youtube.com/watch?v=_yfDjBl__o8" text:style-name="Internet_20_link" text:visited-style-name="Visited_20_Internet_20_Link"><text:span text:style-name="T33">https://www.youtube.com/watch?v=_yfDjBl__o8</text:span></text:a></text:p>
      <text:p text:style-name="Text_20_body"><text:span text:style-name="T33">Florian Renner – retrowave </text:span><text:a xlink:type="simple" xlink:href="https://www.youtube.com/watch?v=Zev0wz87hVw" text:style-name="Internet_20_link" text:visited-style-name="Visited_20_Internet_20_Link"><text:span text:style-name="T33">https://www.youtube.com/watch?v=Zev0wz87hVw</text:span></text:a></text:p>
      <text:p text:style-name="P47">Yes – Owner of A Lonely Heart - <text:a xlink:type="simple" xlink:href="https://www.youtube.com/watch?v=vpIduDaggVA" text:style-name="Internet_20_link" text:visited-style-name="Visited_20_Internet_20_Link">https://www.youtube.com/watch?v=vpIduDaggVA</text:a></text:p>
      <text:p text:style-name="P39"><text:span text:style-name="Default_20_Paragraph_20_Font"><text:span text:style-name="T18">009 </text:span></text:span><text:span text:style-name="Default_20_Paragraph_20_Font"><text:span text:style-name="T17">Sound</text:span></text:span><text:span text:style-name="Default_20_Paragraph_20_Font"><text:span text:style-name="T18"> </text:span></text:span><text:span text:style-name="Default_20_Paragraph_20_Font"><text:span text:style-name="T17">System</text:span></text:span><text:span text:style-name="Default_20_Paragraph_20_Font"><text:span text:style-name="T18"> – </text:span></text:span><text:span text:style-name="Default_20_Paragraph_20_Font"><text:span text:style-name="T17">DreamScape</text:span></text:span><text:span text:style-name="Default_20_Paragraph_20_Font"><text:span text:style-name="T18"> (</text:span></text:span><text:a xlink:type="simple" xlink:href="https://www.youtube.com/watch?v=TKfS5zVfGBc" office:target-frame-name="_top" xlink:show="replace" text:style-name="Internet_20_link" text:visited-style-name="Visited_20_Internet_20_Link"><text:span text:style-name="Default_20_Paragraph_20_Font"><text:span text:style-name="T17">https</text:span></text:span><text:span text:style-name="Default_20_Paragraph_20_Font"><text:span text:style-name="T18">://</text:span></text:span><text:span text:style-name="Default_20_Paragraph_20_Font"><text:span text:style-name="T17">www</text:span></text:span><text:span text:style-name="Default_20_Paragraph_20_Font"><text:span text:style-name="T18">.</text:span></text:span><text:span text:style-name="Default_20_Paragraph_20_Font"><text:span text:style-name="T17">youtube</text:span></text:span><text:span text:style-name="Default_20_Paragraph_20_Font"><text:span text:style-name="T18">.</text:span></text:span><text:span text:style-name="Default_20_Paragraph_20_Font"><text:span text:style-name="T17">com</text:span></text:span><text:span text:style-name="Default_20_Paragraph_20_Font"><text:span text:style-name="T18">/</text:span></text:span><text:span text:style-name="Default_20_Paragraph_20_Font"><text:span text:style-name="T17">watch</text:span></text:span><text:span text:style-name="Default_20_Paragraph_20_Font"><text:span text:style-name="T18">?</text:span></text:span><text:span text:style-name="Default_20_Paragraph_20_Font"><text:span text:style-name="T17">v</text:span></text:span><text:span text:style-name="Default_20_Paragraph_20_Font"><text:span text:style-name="T18">=</text:span></text:span><text:span text:style-name="Default_20_Paragraph_20_Font"><text:span text:style-name="T17">TKfS</text:span></text:span><text:span text:style-name="Default_20_Paragraph_20_Font"><text:span text:style-name="T18">5</text:span></text:span><text:span text:style-name="Default_20_Paragraph_20_Font"><text:span text:style-name="T17">zVfGBc</text:span></text:span></text:a><text:span text:style-name="Default_20_Paragraph_20_Font"><text:span text:style-name="T18">)</text:span></text:span></text:p>
      <text:p text:style-name="P65">Pink Floyd “Another Brick In The Wall”</text:p>
      <text:p text:style-name="P39"><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68" text:outline-level="1"><text:span text:style-name="Default_20_Paragraph_20_Font"><text:span text:style-name="T19">Mark</text:span></text:span><text:span text:style-name="Default_20_Paragraph_20_Font"><text:span text:style-name="T20"> </text:span></text:span><text:span text:style-name="Default_20_Paragraph_20_Font"><text:span text:style-name="T19">Knopfler</text:span></text:span><text:span text:style-name="Default_20_Paragraph_20_Font"><text:span text:style-name="T20"> - </text:span></text:span><text:span text:style-name="Default_20_Paragraph_20_Font"><text:span text:style-name="T19">Marbletown</text:span></text:span><text:span text:style-name="Default_20_Paragraph_20_Font"><text:span text:style-name="T20"> - </text:span></text:span><text:span text:style-name="Default_20_Paragraph_20_Font"><text:span text:style-name="T19">C</text:span></text:span><text:span text:style-name="Default_20_Paragraph_20_Font"><text:span text:style-name="T20">ó</text:span></text:span><text:span text:style-name="Default_20_Paragraph_20_Font"><text:span text:style-name="T19">rdoba</text:span></text:span><text:span text:style-name="Default_20_Paragraph_20_Font"><text:span text:style-name="T20"> 2010</text:span></text:span></text:h>
      <text:p text:style-name="P48">Pendulum – Under the waves <text:a xlink:type="simple" xlink:href="https://www.youtube.com/watch?v=Xc6tpOgm1HE" text:style-name="Internet_20_link" text:visited-style-name="Visited_20_Internet_20_Link">https://www.youtube.com/watch?v=Xc6tpOgm1HE</text:a></text:p>
      <text:p text:style-name="P41"><text:a xlink:type="simple" xlink:href="https://www.youtube.com/channel/UCiC3mYsBGt9jtPk0n_KiFFA" text:style-name="Internet_20_link" text:visited-style-name="Visited_20_Internet_20_Link"><text:span text:style-name="T33">Amethystium</text:span></text:a><text:span text:style-name="T33"> <text:s/>- </text:span>Anthemoessa <text:s/><text:a xlink:type="simple" xlink:href="https://www.youtube.com/watch?v=qVCMlj0QxcU" text:style-name="Internet_20_link" text:visited-style-name="Visited_20_Internet_20_Link">https://www.youtube.com/watch?v=qVCMlj0QxcU</text:a></text:p>
      <text:p text:style-name="P41"/>
      <text:p text:style-name="P4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2-01T00:53:32.177000000</dc:date>
    <meta:editing-cycles>4827</meta:editing-cycles>
    <meta:editing-duration>P272DT7H17M19S</meta:editing-duration>
    <meta:document-statistic meta:table-count="0" meta:image-count="0" meta:object-count="0" meta:page-count="310" meta:paragraph-count="4543" meta:word-count="109113" meta:character-count="701845" meta:non-whitespace-character-count="595857"/>
    <meta:template xlink:type="simple" xlink:actuate="onRequest" xlink:title="" xlink:href="Normal"/>
  </office:meta>
</office:document-meta>
</file>